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données_métabolites">
        <table:table-column/>
        <table:table-column/>
        <table:table-column/>
        <table:table-column/>
        <table:table-column/>
        <table:table-row>
          <table:table-cell office:value-type="string">
            <text:p>Réaction</text:p>
          </table:table-cell>
          <table:table-cell office:value-type="string">
            <text:p>Métabolites</text:p>
          </table:table-cell>
          <table:table-cell office:value-type="string">
            <text:p>ID (kegg)</text:p>
          </table:table-cell>
          <table:table-cell office:value-type="string">
            <text:p>Masse (Da)</text:p>
          </table:table-cell>
          <table:table-cell office:value-type="string">
            <text:p>ΔfG°'(KJ/mol)</text:p>
          </table:table-cell>
        </table:table-row>
        <table:table-row>
          <table:table-cell office:value-type="string">
            <text:p>ack</text:p>
          </table:table-cell>
          <table:table-cell office:value-type="string">
            <text:p>ATP</text:p>
          </table:table-cell>
          <table:table-cell office:value-type="string">
            <text:p>C00002</text:p>
          </table:table-cell>
          <table:table-cell office:value-type="string">
            <text:p>503.151</text:p>
          </table:table-cell>
          <table:table-cell office:value-type="string">
            <text:p>-2270.4800916865584</text:p>
          </table:table-cell>
        </table:table-row>
        <table:table-row>
          <table:table-cell office:value-type="string">
            <text:p>ack</text:p>
          </table:table-cell>
          <table:table-cell office:value-type="string">
            <text:p>Acetate</text:p>
          </table:table-cell>
          <table:table-cell office:value-type="string">
            <text:p>C00033</text:p>
          </table:table-cell>
          <table:table-cell office:value-type="string">
            <text:p>59.045</text:p>
          </table:table-cell>
          <table:table-cell office:value-type="string">
            <text:p>-240.14003227337923</text:p>
          </table:table-cell>
        </table:table-row>
        <table:table-row>
          <table:table-cell office:value-type="string">
            <text:p>ack</text:p>
          </table:table-cell>
          <table:table-cell office:value-type="string">
            <text:p>ADP</text:p>
          </table:table-cell>
          <table:table-cell office:value-type="string">
            <text:p>C00008</text:p>
          </table:table-cell>
          <table:table-cell office:value-type="string">
            <text:p>424.18</text:p>
          </table:table-cell>
          <table:table-cell office:value-type="string">
            <text:p>-1395.6292467273274</text:p>
          </table:table-cell>
        </table:table-row>
        <table:table-row>
          <table:table-cell office:value-type="string">
            <text:p>ack</text:p>
          </table:table-cell>
          <table:table-cell office:value-type="string">
            <text:p>Acetyl phosphate</text:p>
          </table:table-cell>
          <table:table-cell office:value-type="string">
            <text:p>C00227</text:p>
          </table:table-cell>
          <table:table-cell office:value-type="string">
            <text:p>138.016</text:p>
          </table:table-cell>
          <table:table-cell office:value-type="string">
            <text:p>-1101.0461204964151</text:p>
          </table:table-cell>
        </table:table-row>
        <table:table-row>
          <table:table-cell office:value-type="string">
            <text:p>acn</text:p>
          </table:table-cell>
          <table:table-cell office:value-type="string">
            <text:p>Citrate</text:p>
          </table:table-cell>
          <table:table-cell office:value-type="string">
            <text:p>C00158</text:p>
          </table:table-cell>
          <table:table-cell office:value-type="string">
            <text:p>189.101</text:p>
          </table:table-cell>
          <table:table-cell office:value-type="string">
            <text:p>-954.8038650821667</text:p>
          </table:table-cell>
        </table:table-row>
        <table:table-row>
          <table:table-cell office:value-type="string">
            <text:p>acn</text:p>
          </table:table-cell>
          <table:table-cell office:value-type="string">
            <text:p>Isocitrate</text:p>
          </table:table-cell>
          <table:table-cell office:value-type="string">
            <text:p>C00311</text:p>
          </table:table-cell>
          <table:table-cell office:value-type="string">
            <text:p>189.101</text:p>
          </table:table-cell>
          <table:table-cell office:value-type="string">
            <text:p>-947.9578581141716</text:p>
          </table:table-cell>
        </table:table-row>
        <table:table-row>
          <table:table-cell office:value-type="string">
            <text:p>ada</text:p>
          </table:table-cell>
          <table:table-cell office:value-type="string">
            <text:p>Acetaldehyde</text:p>
          </table:table-cell>
          <table:table-cell office:value-type="string">
            <text:p>C00084</text:p>
          </table:table-cell>
          <table:table-cell office:value-type="string">
            <text:p>44.053000000000004</text:p>
          </table:table-cell>
          <table:table-cell office:value-type="string">
            <text:p>32.0496598176768</text:p>
          </table:table-cell>
        </table:table-row>
        <table:table-row>
          <table:table-cell office:value-type="string">
            <text:p>ada</text:p>
          </table:table-cell>
          <table:table-cell office:value-type="string">
            <text:p>CoA</text:p>
          </table:table-cell>
          <table:table-cell office:value-type="string">
            <text:p>C00010</text:p>
          </table:table-cell>
          <table:table-cell office:value-type="string">
            <text:p>763.5</text:p>
          </table:table-cell>
          <table:table-cell office:value-type="string">
            <text:p>-1727.9787463436437</text:p>
          </table:table-cell>
        </table:table-row>
        <table:table-row>
          <table:table-cell office:value-type="string">
            <text:p>ada</text:p>
          </table:table-cell>
          <table:table-cell office:value-type="string">
            <text:p>NAD+</text:p>
          </table:table-cell>
          <table:table-cell office:value-type="string">
            <text:p>C00003</text:p>
          </table:table-cell>
          <table:table-cell office:value-type="string">
            <text:p>662.422</text:p>
          </table:table-cell>
          <table:table-cell office:value-type="string">
            <text:p>-1143.7174255495095</text:p>
          </table:table-cell>
        </table:table-row>
        <table:table-row>
          <table:table-cell office:value-type="string">
            <text:p>ada</text:p>
          </table:table-cell>
          <table:table-cell office:value-type="string">
            <text:p>Acetyl-CoA</text:p>
          </table:table-cell>
          <table:table-cell office:value-type="string">
            <text:p>C00024</text:p>
          </table:table-cell>
          <table:table-cell office:value-type="string">
            <text:p>805.54</text:p>
          </table:table-cell>
          <table:table-cell office:value-type="string">
            <text:p>-1781.6444081489221</text:p>
          </table:table-cell>
        </table:table-row>
        <table:table-row>
          <table:table-cell office:value-type="string">
            <text:p>ada</text:p>
          </table:table-cell>
          <table:table-cell office:value-type="string">
            <text:p>NADH</text:p>
          </table:table-cell>
          <table:table-cell office:value-type="string">
            <text:p>C00004</text:p>
          </table:table-cell>
          <table:table-cell office:value-type="string">
            <text:p>663.431</text:p>
          </table:table-cell>
          <table:table-cell office:value-type="string">
            <text:p>-1078.084459875474</text:p>
          </table:table-cell>
        </table:table-row>
        <table:table-row>
          <table:table-cell office:value-type="string">
            <text:p>ada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dh</text:p>
          </table:table-cell>
          <table:table-cell office:value-type="string">
            <text:p>Ethanol</text:p>
          </table:table-cell>
          <table:table-cell office:value-type="string">
            <text:p>C00469</text:p>
          </table:table-cell>
          <table:table-cell office:value-type="string">
            <text:p>46.068999999999996</text:p>
          </table:table-cell>
          <table:table-cell office:value-type="string">
            <text:p>79.02538175410186</text:p>
          </table:table-cell>
        </table:table-row>
        <table:table-row>
          <table:table-cell office:value-type="string">
            <text:p>adh</text:p>
          </table:table-cell>
          <table:table-cell office:value-type="string">
            <text:p>NAD+</text:p>
          </table:table-cell>
          <table:table-cell office:value-type="string">
            <text:p>C00003</text:p>
          </table:table-cell>
          <table:table-cell office:value-type="string">
            <text:p>662.422</text:p>
          </table:table-cell>
          <table:table-cell office:value-type="string">
            <text:p>-1143.7174255495095</text:p>
          </table:table-cell>
        </table:table-row>
        <table:table-row>
          <table:table-cell office:value-type="string">
            <text:p>adh</text:p>
          </table:table-cell>
          <table:table-cell office:value-type="string">
            <text:p>Acetaldehyde</text:p>
          </table:table-cell>
          <table:table-cell office:value-type="string">
            <text:p>C00084</text:p>
          </table:table-cell>
          <table:table-cell office:value-type="string">
            <text:p>44.053000000000004</text:p>
          </table:table-cell>
          <table:table-cell office:value-type="string">
            <text:p>32.0496598176768</text:p>
          </table:table-cell>
        </table:table-row>
        <table:table-row>
          <table:table-cell office:value-type="string">
            <text:p>adh</text:p>
          </table:table-cell>
          <table:table-cell office:value-type="string">
            <text:p>NADH</text:p>
          </table:table-cell>
          <table:table-cell office:value-type="string">
            <text:p>C00004</text:p>
          </table:table-cell>
          <table:table-cell office:value-type="string">
            <text:p>663.431</text:p>
          </table:table-cell>
          <table:table-cell office:value-type="string">
            <text:p>-1078.084459875474</text:p>
          </table:table-cell>
        </table:table-row>
        <table:table-row>
          <table:table-cell office:value-type="string">
            <text:p>adh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ld</text:p>
          </table:table-cell>
          <table:table-cell office:value-type="string">
            <text:p>beta-D-Fructose 1,6-bisphosphate</text:p>
          </table:table-cell>
          <table:table-cell office:value-type="string">
            <text:p>C05378</text:p>
          </table:table-cell>
          <table:table-cell office:value-type="string">
            <text:p>336.084</text:p>
          </table:table-cell>
          <table:table-cell office:value-type="string">
            <text:p>-2182.2226037429723</text:p>
          </table:table-cell>
        </table:table-row>
        <table:table-row>
          <table:table-cell office:value-type="string">
            <text:p>ald</text:p>
          </table:table-cell>
          <table:table-cell office:value-type="string">
            <text:p>Glycerone phosphate</text:p>
          </table:table-cell>
          <table:table-cell office:value-type="string">
            <text:p>C00111</text:p>
          </table:table-cell>
          <table:table-cell office:value-type="string">
            <text:p>168.042</text:p>
          </table:table-cell>
          <table:table-cell office:value-type="string">
            <text:p>-1082.9130080492132</text:p>
          </table:table-cell>
        </table:table-row>
        <table:table-row>
          <table:table-cell office:value-type="string">
            <text:p>ald</text:p>
          </table:table-cell>
          <table:table-cell office:value-type="string">
            <text:p>D-Glyceraldehyde 3-phosphate</text:p>
          </table:table-cell>
          <table:table-cell office:value-type="string">
            <text:p>C00118</text:p>
          </table:table-cell>
          <table:table-cell office:value-type="string">
            <text:p>168.042</text:p>
          </table:table-cell>
          <table:table-cell office:value-type="string">
            <text:p>-1077.3005052258698</text:p>
          </table:table-cell>
        </table:table-row>
        <table:table-row>
          <table:table-cell office:value-type="string">
            <text:p>csn</text:p>
          </table:table-cell>
          <table:table-cell office:value-type="string">
            <text:p>Citrate</text:p>
          </table:table-cell>
          <table:table-cell office:value-type="string">
            <text:p>C00158</text:p>
          </table:table-cell>
          <table:table-cell office:value-type="string">
            <text:p>189.101</text:p>
          </table:table-cell>
          <table:table-cell office:value-type="string">
            <text:p>-954.8038650821667</text:p>
          </table:table-cell>
        </table:table-row>
        <table:table-row>
          <table:table-cell office:value-type="string">
            <text:p>csn</text:p>
          </table:table-cell>
          <table:table-cell office:value-type="string">
            <text:p>CoA</text:p>
          </table:table-cell>
          <table:table-cell office:value-type="string">
            <text:p>C00010</text:p>
          </table:table-cell>
          <table:table-cell office:value-type="string">
            <text:p>763.5</text:p>
          </table:table-cell>
          <table:table-cell office:value-type="string">
            <text:p>-1727.9787463436437</text:p>
          </table:table-cell>
        </table:table-row>
        <table:table-row>
          <table:table-cell office:value-type="string">
            <text:p>csn</text:p>
          </table:table-cell>
          <table:table-cell office:value-type="string">
            <text:p>Acetyl-CoA</text:p>
          </table:table-cell>
          <table:table-cell office:value-type="string">
            <text:p>C00024</text:p>
          </table:table-cell>
          <table:table-cell office:value-type="string">
            <text:p>805.54</text:p>
          </table:table-cell>
          <table:table-cell office:value-type="string">
            <text:p>-1781.6444081489221</text:p>
          </table:table-cell>
        </table:table-row>
        <table:table-row>
          <table:table-cell office:value-type="string">
            <text:p>csn</text:p>
          </table:table-cell>
          <table:table-cell office:value-type="string">
            <text:p>H2O</text:p>
          </table:table-cell>
          <table:table-cell office:value-type="string">
            <text:p>C00001</text:p>
          </table:table-cell>
          <table:table-cell office:value-type="string">
            <text:p>18.015</text:p>
          </table:table-cell>
          <table:table-cell office:value-type="string">
            <text:p>-152.0841309000395</text:p>
          </table:table-cell>
        </table:table-row>
        <table:table-row>
          <table:table-cell office:value-type="string">
            <text:p>csn</text:p>
          </table:table-cell>
          <table:table-cell office:value-type="string">
            <text:p>Oxaloacetate</text:p>
          </table:table-cell>
          <table:table-cell office:value-type="string">
            <text:p>C00036</text:p>
          </table:table-cell>
          <table:table-cell office:value-type="string">
            <text:p>130.056</text:p>
          </table:table-cell>
          <table:table-cell office:value-type="string">
            <text:p>-710.862322029855</text:p>
          </table:table-cell>
        </table:table-row>
        <table:table-row>
          <table:table-cell office:value-type="string">
            <text:p>cytbd</text:p>
          </table:table-cell>
          <table:table-cell office:value-type="string">
            <text:p>Ubiquinol</text:p>
          </table:table-cell>
          <table:table-cell office:value-type="string">
            <text:p>C00390</text:p>
          </table:table-cell>
          <table:table-cell office:value-type="string">
            <text:p>320.42900000000003</text:p>
          </table:table-cell>
          <table:table-cell office:value-type="string">
            <text:p>775.3378727518991</text:p>
          </table:table-cell>
        </table:table-row>
        <table:table-row>
          <table:table-cell office:value-type="string">
            <text:p>cytbd</text:p>
          </table:table-cell>
          <table:table-cell office:value-type="string">
            <text:p>Oxygen</text:p>
          </table:table-cell>
          <table:table-cell office:value-type="string">
            <text:p>C00007</text:p>
          </table:table-cell>
          <table:table-cell office:value-type="string">
            <text:p>31.998</text:p>
          </table:table-cell>
          <table:table-cell office:value-type="string">
            <text:p>16.399999999865035</text:p>
          </table:table-cell>
        </table:table-row>
        <table:table-row>
          <table:table-cell office:value-type="string">
            <text:p>cytbd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cytbd</text:p>
          </table:table-cell>
          <table:table-cell office:value-type="string">
            <text:p>Ubiquinone</text:p>
          </table:table-cell>
          <table:table-cell office:value-type="string">
            <text:p>C00399</text:p>
          </table:table-cell>
          <table:table-cell office:value-type="string">
            <text:p>318.413</text:p>
          </table:table-cell>
          <table:table-cell office:value-type="string">
            <text:p>792.5833867603292</text:p>
          </table:table-cell>
        </table:table-row>
        <table:table-row>
          <table:table-cell office:value-type="string">
            <text:p>cytbd</text:p>
          </table:table-cell>
          <table:table-cell office:value-type="string">
            <text:p>H2O</text:p>
          </table:table-cell>
          <table:table-cell office:value-type="string">
            <text:p>C00001</text:p>
          </table:table-cell>
          <table:table-cell office:value-type="string">
            <text:p>18.015</text:p>
          </table:table-cell>
          <table:table-cell office:value-type="string">
            <text:p>-152.0841309000395</text:p>
          </table:table-cell>
        </table:table-row>
        <table:table-row>
          <table:table-cell office:value-type="string">
            <text:p>cytbd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da</text:p>
          </table:table-cell>
          <table:table-cell office:value-type="string">
            <text:p>2-Dehydro-3-deoxy-6-phospho-D-gluconate</text:p>
          </table:table-cell>
          <table:table-cell office:value-type="string">
            <text:p>C04442</text:p>
          </table:table-cell>
          <table:table-cell office:value-type="string">
            <text:p>255.09599999999998</text:p>
          </table:table-cell>
          <table:table-cell office:value-type="string">
            <text:p>-1433.3926428861937</text:p>
          </table:table-cell>
        </table:table-row>
        <table:table-row>
          <table:table-cell office:value-type="string">
            <text:p>eda</text:p>
          </table:table-cell>
          <table:table-cell office:value-type="string">
            <text:p>D-Glyceraldehyde 3-phosphate</text:p>
          </table:table-cell>
          <table:table-cell office:value-type="string">
            <text:p>C00118</text:p>
          </table:table-cell>
          <table:table-cell office:value-type="string">
            <text:p>168.042</text:p>
          </table:table-cell>
          <table:table-cell office:value-type="string">
            <text:p>-1077.3005052258698</text:p>
          </table:table-cell>
        </table:table-row>
        <table:table-row>
          <table:table-cell office:value-type="string">
            <text:p>eda</text:p>
          </table:table-cell>
          <table:table-cell office:value-type="string">
            <text:p>Pyruvate</text:p>
          </table:table-cell>
          <table:table-cell office:value-type="string">
            <text:p>C00022</text:p>
          </table:table-cell>
          <table:table-cell office:value-type="string">
            <text:p>87.055</text:p>
          </table:table-cell>
          <table:table-cell office:value-type="string">
            <text:p>-339.8307842472289</text:p>
          </table:table-cell>
        </table:table-row>
        <table:table-row>
          <table:table-cell office:value-type="string">
            <text:p>edd</text:p>
          </table:table-cell>
          <table:table-cell office:value-type="string">
            <text:p>6-Phospho-D-gluconate</text:p>
          </table:table-cell>
          <table:table-cell office:value-type="string">
            <text:p>C00345</text:p>
          </table:table-cell>
          <table:table-cell office:value-type="string">
            <text:p>273.111</text:p>
          </table:table-cell>
          <table:table-cell office:value-type="string">
            <text:p>-1542.6324649943892</text:p>
          </table:table-cell>
        </table:table-row>
        <table:table-row>
          <table:table-cell office:value-type="string">
            <text:p>edd</text:p>
          </table:table-cell>
          <table:table-cell office:value-type="string">
            <text:p>2-Dehydro-3-deoxy-6-phospho-D-gluconate</text:p>
          </table:table-cell>
          <table:table-cell office:value-type="string">
            <text:p>C04442</text:p>
          </table:table-cell>
          <table:table-cell office:value-type="string">
            <text:p>255.09599999999998</text:p>
          </table:table-cell>
          <table:table-cell office:value-type="string">
            <text:p>-1433.3926428861937</text:p>
          </table:table-cell>
        </table:table-row>
        <table:table-row>
          <table:table-cell office:value-type="string">
            <text:p>edd</text:p>
          </table:table-cell>
          <table:table-cell office:value-type="string">
            <text:p>H2</text:p>
          </table:table-cell>
          <table:table-cell office:value-type="string">
            <text:p>C00001</text:p>
          </table:table-cell>
          <table:table-cell office:value-type="string">
            <text:p>18.015</text:p>
          </table:table-cell>
          <table:table-cell office:value-type="string">
            <text:p>-152.0841309000395</text:p>
          </table:table-cell>
        </table:table-row>
        <table:table-row>
          <table:table-cell office:value-type="string">
            <text:p>fbp</text:p>
          </table:table-cell>
          <table:table-cell office:value-type="string">
            <text:p>D-Fructose 1,6-bisphosphate</text:p>
          </table:table-cell>
          <table:table-cell office:value-type="string">
            <text:p>C00354</text:p>
          </table:table-cell>
          <table:table-cell office:value-type="string">
            <text:p>336.084</text:p>
          </table:table-cell>
          <table:table-cell office:value-type="string">
            <text:p>-2183.1887997271565</text:p>
          </table:table-cell>
        </table:table-row>
        <table:table-row>
          <table:table-cell office:value-type="string">
            <text:p>fbp</text:p>
          </table:table-cell>
          <table:table-cell office:value-type="string">
            <text:p>H2O</text:p>
          </table:table-cell>
          <table:table-cell office:value-type="string">
            <text:p>C00001</text:p>
          </table:table-cell>
          <table:table-cell office:value-type="string">
            <text:p>18.015</text:p>
          </table:table-cell>
          <table:table-cell office:value-type="string">
            <text:p>-152.0841309000395</text:p>
          </table:table-cell>
        </table:table-row>
        <table:table-row>
          <table:table-cell office:value-type="string">
            <text:p>fbp</text:p>
          </table:table-cell>
          <table:table-cell office:value-type="string">
            <text:p>D-Fructose 6-phosphate</text:p>
          </table:table-cell>
          <table:table-cell office:value-type="string">
            <text:p>C00085</text:p>
          </table:table-cell>
          <table:table-cell office:value-type="string">
            <text:p>260.135</text:p>
          </table:table-cell>
          <table:table-cell office:value-type="string">
            <text:p>-1291.2323086083798</text:p>
          </table:table-cell>
        </table:table-row>
        <table:table-row>
          <table:table-cell office:value-type="string">
            <text:p>fbp</text:p>
          </table:table-cell>
          <table:table-cell office:value-type="string">
            <text:p>Orthophosphate</text:p>
          </table:table-cell>
          <table:table-cell office:value-type="string">
            <text:p>C00009</text:p>
          </table:table-cell>
          <table:table-cell office:value-type="string">
            <text:p>95.979</text:p>
          </table:table-cell>
          <table:table-cell office:value-type="string">
            <text:p>-1056.0794480718703</text:p>
          </table:table-cell>
        </table:table-row>
        <table:table-row>
          <table:table-cell office:value-type="string">
            <text:p>frd</text:p>
          </table:table-cell>
          <table:table-cell office:value-type="string">
            <text:p>Quinone</text:p>
          </table:table-cell>
          <table:table-cell office:value-type="string">
            <text:p>C15602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frd</text:p>
          </table:table-cell>
          <table:table-cell office:value-type="string">
            <text:p>Succinate</text:p>
          </table:table-cell>
          <table:table-cell office:value-type="string">
            <text:p>C00042</text:p>
          </table:table-cell>
          <table:table-cell office:value-type="string">
            <text:p>116.073</text:p>
          </table:table-cell>
          <table:table-cell office:value-type="string">
            <text:p>-509.92900869798234</text:p>
          </table:table-cell>
        </table:table-row>
        <table:table-row>
          <table:table-cell office:value-type="string">
            <text:p>frd</text:p>
          </table:table-cell>
          <table:table-cell office:value-type="string">
            <text:p>Hydroquinone</text:p>
          </table:table-cell>
          <table:table-cell office:value-type="string">
            <text:p>C15603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frd</text:p>
          </table:table-cell>
          <table:table-cell office:value-type="string">
            <text:p>Fumarate</text:p>
          </table:table-cell>
          <table:table-cell office:value-type="string">
            <text:p>C00122</text:p>
          </table:table-cell>
          <table:table-cell office:value-type="string">
            <text:p>114.057</text:p>
          </table:table-cell>
          <table:table-cell office:value-type="string">
            <text:p>-516.8183247722473</text:p>
          </table:table-cell>
        </table:table-row>
        <table:table-row>
          <table:table-cell office:value-type="string">
            <text:p>fum</text:p>
          </table:table-cell>
          <table:table-cell office:value-type="string">
            <text:p>(S)-Malate</text:p>
          </table:table-cell>
          <table:table-cell office:value-type="string">
            <text:p>C00149</text:p>
          </table:table-cell>
          <table:table-cell office:value-type="string">
            <text:p>132.072</text:p>
          </table:table-cell>
          <table:table-cell office:value-type="string">
            <text:p>-672.3277467814481</text:p>
          </table:table-cell>
        </table:table-row>
        <table:table-row>
          <table:table-cell office:value-type="string">
            <text:p>fum</text:p>
          </table:table-cell>
          <table:table-cell office:value-type="string">
            <text:p>Fumarate</text:p>
          </table:table-cell>
          <table:table-cell office:value-type="string">
            <text:p>C00122</text:p>
          </table:table-cell>
          <table:table-cell office:value-type="string">
            <text:p>114.057</text:p>
          </table:table-cell>
          <table:table-cell office:value-type="string">
            <text:p>-516.8183247722473</text:p>
          </table:table-cell>
        </table:table-row>
        <table:table-row>
          <table:table-cell office:value-type="string">
            <text:p>fum</text:p>
          </table:table-cell>
          <table:table-cell office:value-type="string">
            <text:p>H2</text:p>
          </table:table-cell>
          <table:table-cell office:value-type="string">
            <text:p>C00001</text:p>
          </table:table-cell>
          <table:table-cell office:value-type="string">
            <text:p>18.015</text:p>
          </table:table-cell>
          <table:table-cell office:value-type="string">
            <text:p>-152.0841309000395</text:p>
          </table:table-cell>
        </table:table-row>
        <table:table-row>
          <table:table-cell office:value-type="string">
            <text:p>gap</text:p>
          </table:table-cell>
          <table:table-cell office:value-type="string">
            <text:p>D-Glyceraldehyde 3-phosphate</text:p>
          </table:table-cell>
          <table:table-cell office:value-type="string">
            <text:p>C00118</text:p>
          </table:table-cell>
          <table:table-cell office:value-type="string">
            <text:p>168.042</text:p>
          </table:table-cell>
          <table:table-cell office:value-type="string">
            <text:p>-1077.3005052258698</text:p>
          </table:table-cell>
        </table:table-row>
        <table:table-row>
          <table:table-cell office:value-type="string">
            <text:p>gap</text:p>
          </table:table-cell>
          <table:table-cell office:value-type="string">
            <text:p>Orthophosphate</text:p>
          </table:table-cell>
          <table:table-cell office:value-type="string">
            <text:p>C00009</text:p>
          </table:table-cell>
          <table:table-cell office:value-type="string">
            <text:p>95.979</text:p>
          </table:table-cell>
          <table:table-cell office:value-type="string">
            <text:p>-1056.0794480718703</text:p>
          </table:table-cell>
        </table:table-row>
        <table:table-row>
          <table:table-cell office:value-type="string">
            <text:p>gap</text:p>
          </table:table-cell>
          <table:table-cell office:value-type="string">
            <text:p>NAD+</text:p>
          </table:table-cell>
          <table:table-cell office:value-type="string">
            <text:p>C00003</text:p>
          </table:table-cell>
          <table:table-cell office:value-type="string">
            <text:p>662.422</text:p>
          </table:table-cell>
          <table:table-cell office:value-type="string">
            <text:p>-1143.7174255495095</text:p>
          </table:table-cell>
        </table:table-row>
        <table:table-row>
          <table:table-cell office:value-type="string">
            <text:p>gap</text:p>
          </table:table-cell>
          <table:table-cell office:value-type="string">
            <text:p>3-Phospho-D-glyceroyl phosphate</text:p>
          </table:table-cell>
          <table:table-cell office:value-type="string">
            <text:p>C00236</text:p>
          </table:table-cell>
          <table:table-cell office:value-type="string">
            <text:p>262.005</text:p>
          </table:table-cell>
          <table:table-cell office:value-type="string">
            <text:p>-2197.2051479158395</text:p>
          </table:table-cell>
        </table:table-row>
        <table:table-row>
          <table:table-cell office:value-type="string">
            <text:p>gap</text:p>
          </table:table-cell>
          <table:table-cell office:value-type="string">
            <text:p>NADH</text:p>
          </table:table-cell>
          <table:table-cell office:value-type="string">
            <text:p>C00004</text:p>
          </table:table-cell>
          <table:table-cell office:value-type="string">
            <text:p>663.431</text:p>
          </table:table-cell>
          <table:table-cell office:value-type="string">
            <text:p>-1078.084459875474</text:p>
          </table:table-cell>
        </table:table-row>
        <table:table-row>
          <table:table-cell office:value-type="string">
            <text:p>gap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dh</text:p>
          </table:table-cell>
          <table:table-cell office:value-type="string">
            <text:p>L-Glutamate</text:p>
          </table:table-cell>
          <table:table-cell office:value-type="string">
            <text:p>C00025</text:p>
          </table:table-cell>
          <table:table-cell office:value-type="string">
            <text:p>146.123</text:p>
          </table:table-cell>
          <table:table-cell office:value-type="string">
            <text:p>-349.1667977317067</text:p>
          </table:table-cell>
        </table:table-row>
        <table:table-row>
          <table:table-cell office:value-type="string">
            <text:p>gdh</text:p>
          </table:table-cell>
          <table:table-cell office:value-type="string">
            <text:p>NADP+</text:p>
          </table:table-cell>
          <table:table-cell office:value-type="string">
            <text:p>C00006</text:p>
          </table:table-cell>
          <table:table-cell office:value-type="string">
            <text:p>740.3860000000001</text:p>
          </table:table-cell>
          <table:table-cell office:value-type="string">
            <text:p>-2030.775868056622</text:p>
          </table:table-cell>
        </table:table-row>
        <table:table-row>
          <table:table-cell office:value-type="string">
            <text:p>gdh</text:p>
          </table:table-cell>
          <table:table-cell office:value-type="string">
            <text:p>H2O</text:p>
          </table:table-cell>
          <table:table-cell office:value-type="string">
            <text:p>C00001</text:p>
          </table:table-cell>
          <table:table-cell office:value-type="string">
            <text:p>18.015</text:p>
          </table:table-cell>
          <table:table-cell office:value-type="string">
            <text:p>-152.0841309000395</text:p>
          </table:table-cell>
        </table:table-row>
        <table:table-row>
          <table:table-cell office:value-type="string">
            <text:p>gdh</text:p>
          </table:table-cell>
          <table:table-cell office:value-type="string">
            <text:p>2-Oxoglutarate</text:p>
          </table:table-cell>
          <table:table-cell office:value-type="string">
            <text:p>C00026</text:p>
          </table:table-cell>
          <table:table-cell office:value-type="string">
            <text:p>144.083</text:p>
          </table:table-cell>
          <table:table-cell office:value-type="string">
            <text:p>-622.1619221256469</text:p>
          </table:table-cell>
        </table:table-row>
        <table:table-row>
          <table:table-cell office:value-type="string">
            <text:p>gdh</text:p>
          </table:table-cell>
          <table:table-cell office:value-type="string">
            <text:p>Ammonia</text:p>
          </table:table-cell>
          <table:table-cell office:value-type="string">
            <text:p>C00014</text:p>
          </table:table-cell>
          <table:table-cell office:value-type="string">
            <text:p>18.038</text:p>
          </table:table-cell>
          <table:table-cell office:value-type="string">
            <text:p>89.29312212928599</text:p>
          </table:table-cell>
        </table:table-row>
        <table:table-row>
          <table:table-cell office:value-type="string">
            <text:p>gdh</text:p>
          </table:table-cell>
          <table:table-cell office:value-type="string">
            <text:p>NADPH</text:p>
          </table:table-cell>
          <table:table-cell office:value-type="string">
            <text:p>C00005</text:p>
          </table:table-cell>
          <table:table-cell office:value-type="string">
            <text:p>741.3939999999999</text:p>
          </table:table-cell>
          <table:table-cell office:value-type="string">
            <text:p>-1965.156948184684</text:p>
          </table:table-cell>
        </table:table-row>
        <table:table-row>
          <table:table-cell office:value-type="string">
            <text:p>gdh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lh</text:p>
          </table:table-cell>
          <table:table-cell office:value-type="string">
            <text:p>D-Glucono-1,5-lactone 6-phosphate</text:p>
          </table:table-cell>
          <table:table-cell office:value-type="string">
            <text:p>C01236</text:p>
          </table:table-cell>
          <table:table-cell office:value-type="string">
            <text:p>256.10400000000004</text:p>
          </table:table-cell>
          <table:table-cell office:value-type="string">
            <text:p>-1365.7403431404514</text:p>
          </table:table-cell>
        </table:table-row>
        <table:table-row>
          <table:table-cell office:value-type="string">
            <text:p>glh</text:p>
          </table:table-cell>
          <table:table-cell office:value-type="string">
            <text:p>H2O</text:p>
          </table:table-cell>
          <table:table-cell office:value-type="string">
            <text:p>C00001</text:p>
          </table:table-cell>
          <table:table-cell office:value-type="string">
            <text:p>18.015</text:p>
          </table:table-cell>
          <table:table-cell office:value-type="string">
            <text:p>-152.0841309000395</text:p>
          </table:table-cell>
        </table:table-row>
        <table:table-row>
          <table:table-cell office:value-type="string">
            <text:p>glh</text:p>
          </table:table-cell>
          <table:table-cell office:value-type="string">
            <text:p>6-Phospho-D-gluconate</text:p>
          </table:table-cell>
          <table:table-cell office:value-type="string">
            <text:p>C00345</text:p>
          </table:table-cell>
          <table:table-cell office:value-type="string">
            <text:p>273.111</text:p>
          </table:table-cell>
          <table:table-cell office:value-type="string">
            <text:p>-1542.6324649943892</text:p>
          </table:table-cell>
        </table:table-row>
        <table:table-row>
          <table:table-cell office:value-type="string">
            <text:p>gln</text:p>
          </table:table-cell>
          <table:table-cell office:value-type="string">
            <text:p>ATP</text:p>
          </table:table-cell>
          <table:table-cell office:value-type="string">
            <text:p>C00002</text:p>
          </table:table-cell>
          <table:table-cell office:value-type="string">
            <text:p>503.151</text:p>
          </table:table-cell>
          <table:table-cell office:value-type="string">
            <text:p>-2270.4800916865584</text:p>
          </table:table-cell>
        </table:table-row>
        <table:table-row>
          <table:table-cell office:value-type="string">
            <text:p>gln</text:p>
          </table:table-cell>
          <table:table-cell office:value-type="string">
            <text:p>L-Glutamate</text:p>
          </table:table-cell>
          <table:table-cell office:value-type="string">
            <text:p>C00025</text:p>
          </table:table-cell>
          <table:table-cell office:value-type="string">
            <text:p>146.123</text:p>
          </table:table-cell>
          <table:table-cell office:value-type="string">
            <text:p>-349.1667977317067</text:p>
          </table:table-cell>
        </table:table-row>
        <table:table-row>
          <table:table-cell office:value-type="string">
            <text:p>gln</text:p>
          </table:table-cell>
          <table:table-cell office:value-type="string">
            <text:p>Ammonia</text:p>
          </table:table-cell>
          <table:table-cell office:value-type="string">
            <text:p>C00014</text:p>
          </table:table-cell>
          <table:table-cell office:value-type="string">
            <text:p>18.038</text:p>
          </table:table-cell>
          <table:table-cell office:value-type="string">
            <text:p>89.29312212928599</text:p>
          </table:table-cell>
        </table:table-row>
        <table:table-row>
          <table:table-cell office:value-type="string">
            <text:p>gln</text:p>
          </table:table-cell>
          <table:table-cell office:value-type="string">
            <text:p>ADP</text:p>
          </table:table-cell>
          <table:table-cell office:value-type="string">
            <text:p>C00008</text:p>
          </table:table-cell>
          <table:table-cell office:value-type="string">
            <text:p>424.18</text:p>
          </table:table-cell>
          <table:table-cell office:value-type="string">
            <text:p>-1395.6292467273274</text:p>
          </table:table-cell>
        </table:table-row>
        <table:table-row>
          <table:table-cell office:value-type="string">
            <text:p>gln</text:p>
          </table:table-cell>
          <table:table-cell office:value-type="string">
            <text:p>Orthophosphate</text:p>
          </table:table-cell>
          <table:table-cell office:value-type="string">
            <text:p>C00009</text:p>
          </table:table-cell>
          <table:table-cell office:value-type="string">
            <text:p>95.979</text:p>
          </table:table-cell>
          <table:table-cell office:value-type="string">
            <text:p>-1056.0794480718703</text:p>
          </table:table-cell>
        </table:table-row>
        <table:table-row>
          <table:table-cell office:value-type="string">
            <text:p>gln</text:p>
          </table:table-cell>
          <table:table-cell office:value-type="string">
            <text:p>L-Glutamine</text:p>
          </table:table-cell>
          <table:table-cell office:value-type="string">
            <text:p>C00064</text:p>
          </table:table-cell>
          <table:table-cell office:value-type="string">
            <text:p>146.14600000000002</text:p>
          </table:table-cell>
          <table:table-cell office:value-type="string">
            <text:p>-93.47316959760116</text:p>
          </table:table-cell>
        </table:table-row>
        <table:table-row>
          <table:table-cell office:value-type="string">
            <text:p>glt</text:p>
          </table:table-cell>
          <table:table-cell office:value-type="string">
            <text:p>L-Glutamate</text:p>
          </table:table-cell>
          <table:table-cell office:value-type="string">
            <text:p>C00025</text:p>
          </table:table-cell>
          <table:table-cell office:value-type="string">
            <text:p>146.123</text:p>
          </table:table-cell>
          <table:table-cell office:value-type="string">
            <text:p>-349.1667977317067</text:p>
          </table:table-cell>
        </table:table-row>
        <table:table-row>
          <table:table-cell office:value-type="string">
            <text:p>glt</text:p>
          </table:table-cell>
          <table:table-cell office:value-type="string">
            <text:p>NADP+</text:p>
          </table:table-cell>
          <table:table-cell office:value-type="string">
            <text:p>C00006</text:p>
          </table:table-cell>
          <table:table-cell office:value-type="string">
            <text:p>740.3860000000001</text:p>
          </table:table-cell>
          <table:table-cell office:value-type="string">
            <text:p>-2030.775868056622</text:p>
          </table:table-cell>
        </table:table-row>
        <table:table-row>
          <table:table-cell office:value-type="string">
            <text:p>glt</text:p>
          </table:table-cell>
          <table:table-cell office:value-type="string">
            <text:p>L-Glutamine</text:p>
          </table:table-cell>
          <table:table-cell office:value-type="string">
            <text:p>C00064</text:p>
          </table:table-cell>
          <table:table-cell office:value-type="string">
            <text:p>146.14600000000002</text:p>
          </table:table-cell>
          <table:table-cell office:value-type="string">
            <text:p>-93.47316959760116</text:p>
          </table:table-cell>
        </table:table-row>
        <table:table-row>
          <table:table-cell office:value-type="string">
            <text:p>glt</text:p>
          </table:table-cell>
          <table:table-cell office:value-type="string">
            <text:p>2-Oxoglutarate</text:p>
          </table:table-cell>
          <table:table-cell office:value-type="string">
            <text:p>C00026</text:p>
          </table:table-cell>
          <table:table-cell office:value-type="string">
            <text:p>144.083</text:p>
          </table:table-cell>
          <table:table-cell office:value-type="string">
            <text:p>-622.1619221256469</text:p>
          </table:table-cell>
        </table:table-row>
        <table:table-row>
          <table:table-cell office:value-type="string">
            <text:p>glt</text:p>
          </table:table-cell>
          <table:table-cell office:value-type="string">
            <text:p>NADPH</text:p>
          </table:table-cell>
          <table:table-cell office:value-type="string">
            <text:p>C00005</text:p>
          </table:table-cell>
          <table:table-cell office:value-type="string">
            <text:p>741.3939999999999</text:p>
          </table:table-cell>
          <table:table-cell office:value-type="string">
            <text:p>-1965.156948184684</text:p>
          </table:table-cell>
        </table:table-row>
        <table:table-row>
          <table:table-cell office:value-type="string">
            <text:p>glt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cd</text:p>
          </table:table-cell>
          <table:table-cell office:value-type="string">
            <text:p>Isocitrate</text:p>
          </table:table-cell>
          <table:table-cell office:value-type="string">
            <text:p>C00311</text:p>
          </table:table-cell>
          <table:table-cell office:value-type="string">
            <text:p>189.101</text:p>
          </table:table-cell>
          <table:table-cell office:value-type="string">
            <text:p>-947.9578581141716</text:p>
          </table:table-cell>
        </table:table-row>
        <table:table-row>
          <table:table-cell office:value-type="string">
            <text:p>icd</text:p>
          </table:table-cell>
          <table:table-cell office:value-type="string">
            <text:p>NAD+</text:p>
          </table:table-cell>
          <table:table-cell office:value-type="string">
            <text:p>C00003</text:p>
          </table:table-cell>
          <table:table-cell office:value-type="string">
            <text:p>662.422</text:p>
          </table:table-cell>
          <table:table-cell office:value-type="string">
            <text:p>-1143.7174255495095</text:p>
          </table:table-cell>
        </table:table-row>
        <table:table-row>
          <table:table-cell office:value-type="string">
            <text:p>icd</text:p>
          </table:table-cell>
          <table:table-cell office:value-type="string">
            <text:p>2-Oxoglutarate</text:p>
          </table:table-cell>
          <table:table-cell office:value-type="string">
            <text:p>C00026</text:p>
          </table:table-cell>
          <table:table-cell office:value-type="string">
            <text:p>144.083</text:p>
          </table:table-cell>
          <table:table-cell office:value-type="string">
            <text:p>-622.1619221256469</text:p>
          </table:table-cell>
        </table:table-row>
        <table:table-row>
          <table:table-cell office:value-type="string">
            <text:p>icd</text:p>
          </table:table-cell>
          <table:table-cell office:value-type="string">
            <text:p>CO2</text:p>
          </table:table-cell>
          <table:table-cell office:value-type="string">
            <text:p>C00011</text:p>
          </table:table-cell>
          <table:table-cell office:value-type="string">
            <text:p>44.00899999999999</text:p>
          </table:table-cell>
          <table:table-cell office:value-type="string">
            <text:p>-386.0000000000019</text:p>
          </table:table-cell>
        </table:table-row>
        <table:table-row>
          <table:table-cell office:value-type="string">
            <text:p>icd</text:p>
          </table:table-cell>
          <table:table-cell office:value-type="string">
            <text:p>NADH</text:p>
          </table:table-cell>
          <table:table-cell office:value-type="string">
            <text:p>C00004</text:p>
          </table:table-cell>
          <table:table-cell office:value-type="string">
            <text:p>663.431</text:p>
          </table:table-cell>
          <table:table-cell office:value-type="string">
            <text:p>-1078.084459875474</text:p>
          </table:table-cell>
        </table:table-row>
        <table:table-row>
          <table:table-cell office:value-type="string">
            <text:p>icd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cl</text:p>
          </table:table-cell>
          <table:table-cell office:value-type="string">
            <text:p>Isocitrate</text:p>
          </table:table-cell>
          <table:table-cell office:value-type="string">
            <text:p>C00311</text:p>
          </table:table-cell>
          <table:table-cell office:value-type="string">
            <text:p>189.101</text:p>
          </table:table-cell>
          <table:table-cell office:value-type="string">
            <text:p>-947.9578581141716</text:p>
          </table:table-cell>
        </table:table-row>
        <table:table-row>
          <table:table-cell office:value-type="string">
            <text:p>icl</text:p>
          </table:table-cell>
          <table:table-cell office:value-type="string">
            <text:p>Succinate</text:p>
          </table:table-cell>
          <table:table-cell office:value-type="string">
            <text:p>C00042</text:p>
          </table:table-cell>
          <table:table-cell office:value-type="string">
            <text:p>116.073</text:p>
          </table:table-cell>
          <table:table-cell office:value-type="string">
            <text:p>-509.92900869798234</text:p>
          </table:table-cell>
        </table:table-row>
        <table:table-row>
          <table:table-cell office:value-type="string">
            <text:p>icl</text:p>
          </table:table-cell>
          <table:table-cell office:value-type="string">
            <text:p>Glyoxylate</text:p>
          </table:table-cell>
          <table:table-cell office:value-type="string">
            <text:p>C00048</text:p>
          </table:table-cell>
          <table:table-cell office:value-type="string">
            <text:p>73.028</text:p>
          </table:table-cell>
          <table:table-cell office:value-type="string">
            <text:p>-428.4949298175839</text:p>
          </table:table-cell>
        </table:table-row>
        <table:table-row>
          <table:table-cell office:value-type="string">
            <text:p>kgd</text:p>
          </table:table-cell>
          <table:table-cell office:value-type="string">
            <text:p>2-Oxoglutarate</text:p>
          </table:table-cell>
          <table:table-cell office:value-type="string">
            <text:p>C00026</text:p>
          </table:table-cell>
          <table:table-cell office:value-type="string">
            <text:p>144.083</text:p>
          </table:table-cell>
          <table:table-cell office:value-type="string">
            <text:p>-622.1619221256469</text:p>
          </table:table-cell>
        </table:table-row>
        <table:table-row>
          <table:table-cell office:value-type="string">
            <text:p>kgd</text:p>
          </table:table-cell>
          <table:table-cell office:value-type="string">
            <text:p>CoA</text:p>
          </table:table-cell>
          <table:table-cell office:value-type="string">
            <text:p>C00010</text:p>
          </table:table-cell>
          <table:table-cell office:value-type="string">
            <text:p>763.5</text:p>
          </table:table-cell>
          <table:table-cell office:value-type="string">
            <text:p>-1727.9787463436437</text:p>
          </table:table-cell>
        </table:table-row>
        <table:table-row>
          <table:table-cell office:value-type="string">
            <text:p>kgd</text:p>
          </table:table-cell>
          <table:table-cell office:value-type="string">
            <text:p>NAD+</text:p>
          </table:table-cell>
          <table:table-cell office:value-type="string">
            <text:p>C00003</text:p>
          </table:table-cell>
          <table:table-cell office:value-type="string">
            <text:p>662.422</text:p>
          </table:table-cell>
          <table:table-cell office:value-type="string">
            <text:p>-1143.7174255495095</text:p>
          </table:table-cell>
        </table:table-row>
        <table:table-row>
          <table:table-cell office:value-type="string">
            <text:p>kgd</text:p>
          </table:table-cell>
          <table:table-cell office:value-type="string">
            <text:p>Succinyl-CoA</text:p>
          </table:table-cell>
          <table:table-cell office:value-type="string">
            <text:p>C00091</text:p>
          </table:table-cell>
          <table:table-cell office:value-type="string">
            <text:p>862.57</text:p>
          </table:table-cell>
          <table:table-cell office:value-type="string">
            <text:p>-2057.961788555722</text:p>
          </table:table-cell>
        </table:table-row>
        <table:table-row>
          <table:table-cell office:value-type="string">
            <text:p>kgd</text:p>
          </table:table-cell>
          <table:table-cell office:value-type="string">
            <text:p>CO2</text:p>
          </table:table-cell>
          <table:table-cell office:value-type="string">
            <text:p>C00011</text:p>
          </table:table-cell>
          <table:table-cell office:value-type="string">
            <text:p>44.00899999999999</text:p>
          </table:table-cell>
          <table:table-cell office:value-type="string">
            <text:p>-386.0000000000019</text:p>
          </table:table-cell>
        </table:table-row>
        <table:table-row>
          <table:table-cell office:value-type="string">
            <text:p>kgd</text:p>
          </table:table-cell>
          <table:table-cell office:value-type="string">
            <text:p>NADH</text:p>
          </table:table-cell>
          <table:table-cell office:value-type="string">
            <text:p>C00004</text:p>
          </table:table-cell>
          <table:table-cell office:value-type="string">
            <text:p>663.431</text:p>
          </table:table-cell>
          <table:table-cell office:value-type="string">
            <text:p>-1078.084459875474</text:p>
          </table:table-cell>
        </table:table-row>
        <table:table-row>
          <table:table-cell office:value-type="string">
            <text:p>kgd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ldh</text:p>
          </table:table-cell>
          <table:table-cell office:value-type="string">
            <text:p>(S)-Lactate</text:p>
          </table:table-cell>
          <table:table-cell office:value-type="string">
            <text:p>C00186</text:p>
          </table:table-cell>
          <table:table-cell office:value-type="string">
            <text:p>89.071</text:p>
          </table:table-cell>
          <table:table-cell office:value-type="string">
            <text:p>-298.5015020229598</text:p>
          </table:table-cell>
        </table:table-row>
        <table:table-row>
          <table:table-cell office:value-type="string">
            <text:p>ldh</text:p>
          </table:table-cell>
          <table:table-cell office:value-type="string">
            <text:p>NAD+</text:p>
          </table:table-cell>
          <table:table-cell office:value-type="string">
            <text:p>C00003</text:p>
          </table:table-cell>
          <table:table-cell office:value-type="string">
            <text:p>662.422</text:p>
          </table:table-cell>
          <table:table-cell office:value-type="string">
            <text:p>-1143.7174255495095</text:p>
          </table:table-cell>
        </table:table-row>
        <table:table-row>
          <table:table-cell office:value-type="string">
            <text:p>ldh</text:p>
          </table:table-cell>
          <table:table-cell office:value-type="string">
            <text:p>Pyruvate</text:p>
          </table:table-cell>
          <table:table-cell office:value-type="string">
            <text:p>C00022</text:p>
          </table:table-cell>
          <table:table-cell office:value-type="string">
            <text:p>87.055</text:p>
          </table:table-cell>
          <table:table-cell office:value-type="string">
            <text:p>-339.8307842472289</text:p>
          </table:table-cell>
        </table:table-row>
        <table:table-row>
          <table:table-cell office:value-type="string">
            <text:p>ldh</text:p>
          </table:table-cell>
          <table:table-cell office:value-type="string">
            <text:p>NADH</text:p>
          </table:table-cell>
          <table:table-cell office:value-type="string">
            <text:p>C00004</text:p>
          </table:table-cell>
          <table:table-cell office:value-type="string">
            <text:p>663.431</text:p>
          </table:table-cell>
          <table:table-cell office:value-type="string">
            <text:p>-1078.084459875474</text:p>
          </table:table-cell>
        </table:table-row>
        <table:table-row>
          <table:table-cell office:value-type="string">
            <text:p>ldh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s</text:p>
          </table:table-cell>
          <table:table-cell office:value-type="string">
            <text:p>(S)-Malate</text:p>
          </table:table-cell>
          <table:table-cell office:value-type="string">
            <text:p>C00149</text:p>
          </table:table-cell>
          <table:table-cell office:value-type="string">
            <text:p>132.072</text:p>
          </table:table-cell>
          <table:table-cell office:value-type="string">
            <text:p>-672.3277467814481</text:p>
          </table:table-cell>
        </table:table-row>
        <table:table-row>
          <table:table-cell office:value-type="string">
            <text:p>mas</text:p>
          </table:table-cell>
          <table:table-cell office:value-type="string">
            <text:p>CoA</text:p>
          </table:table-cell>
          <table:table-cell office:value-type="string">
            <text:p>C00010</text:p>
          </table:table-cell>
          <table:table-cell office:value-type="string">
            <text:p>763.5</text:p>
          </table:table-cell>
          <table:table-cell office:value-type="string">
            <text:p>-1727.9787463436437</text:p>
          </table:table-cell>
        </table:table-row>
        <table:table-row>
          <table:table-cell office:value-type="string">
            <text:p>mas</text:p>
          </table:table-cell>
          <table:table-cell office:value-type="string">
            <text:p>Acetyl-CoA</text:p>
          </table:table-cell>
          <table:table-cell office:value-type="string">
            <text:p>C00024</text:p>
          </table:table-cell>
          <table:table-cell office:value-type="string">
            <text:p>805.54</text:p>
          </table:table-cell>
          <table:table-cell office:value-type="string">
            <text:p>-1781.6444081489221</text:p>
          </table:table-cell>
        </table:table-row>
        <table:table-row>
          <table:table-cell office:value-type="string">
            <text:p>mas</text:p>
          </table:table-cell>
          <table:table-cell office:value-type="string">
            <text:p>H2O</text:p>
          </table:table-cell>
          <table:table-cell office:value-type="string">
            <text:p>C00001</text:p>
          </table:table-cell>
          <table:table-cell office:value-type="string">
            <text:p>18.015</text:p>
          </table:table-cell>
          <table:table-cell office:value-type="string">
            <text:p>-152.0841309000395</text:p>
          </table:table-cell>
        </table:table-row>
        <table:table-row>
          <table:table-cell office:value-type="string">
            <text:p>mas</text:p>
          </table:table-cell>
          <table:table-cell office:value-type="string">
            <text:p>Glyoxylate</text:p>
          </table:table-cell>
          <table:table-cell office:value-type="string">
            <text:p>C00048</text:p>
          </table:table-cell>
          <table:table-cell office:value-type="string">
            <text:p>73.028</text:p>
          </table:table-cell>
          <table:table-cell office:value-type="string">
            <text:p>-428.4949298175839</text:p>
          </table:table-cell>
        </table:table-row>
        <table:table-row>
          <table:table-cell office:value-type="string">
            <text:p>mdh</text:p>
          </table:table-cell>
          <table:table-cell office:value-type="string">
            <text:p>(S)-Malate</text:p>
          </table:table-cell>
          <table:table-cell office:value-type="string">
            <text:p>C00149</text:p>
          </table:table-cell>
          <table:table-cell office:value-type="string">
            <text:p>132.072</text:p>
          </table:table-cell>
          <table:table-cell office:value-type="string">
            <text:p>-672.3277467814481</text:p>
          </table:table-cell>
        </table:table-row>
        <table:table-row>
          <table:table-cell office:value-type="string">
            <text:p>mdh</text:p>
          </table:table-cell>
          <table:table-cell office:value-type="string">
            <text:p>NAD+</text:p>
          </table:table-cell>
          <table:table-cell office:value-type="string">
            <text:p>C00003</text:p>
          </table:table-cell>
          <table:table-cell office:value-type="string">
            <text:p>662.422</text:p>
          </table:table-cell>
          <table:table-cell office:value-type="string">
            <text:p>-1143.7174255495095</text:p>
          </table:table-cell>
        </table:table-row>
        <table:table-row>
          <table:table-cell office:value-type="string">
            <text:p>mdh</text:p>
          </table:table-cell>
          <table:table-cell office:value-type="string">
            <text:p>Oxaloacetate</text:p>
          </table:table-cell>
          <table:table-cell office:value-type="string">
            <text:p>C00036</text:p>
          </table:table-cell>
          <table:table-cell office:value-type="string">
            <text:p>130.056</text:p>
          </table:table-cell>
          <table:table-cell office:value-type="string">
            <text:p>-710.862322029855</text:p>
          </table:table-cell>
        </table:table-row>
        <table:table-row>
          <table:table-cell office:value-type="string">
            <text:p>mdh</text:p>
          </table:table-cell>
          <table:table-cell office:value-type="string">
            <text:p>NADH</text:p>
          </table:table-cell>
          <table:table-cell office:value-type="string">
            <text:p>C00004</text:p>
          </table:table-cell>
          <table:table-cell office:value-type="string">
            <text:p>663.431</text:p>
          </table:table-cell>
          <table:table-cell office:value-type="string">
            <text:p>-1078.084459875474</text:p>
          </table:table-cell>
        </table:table-row>
        <table:table-row>
          <table:table-cell office:value-type="string">
            <text:p>mdh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e</text:p>
          </table:table-cell>
          <table:table-cell office:value-type="string">
            <text:p>(S)-Malate</text:p>
          </table:table-cell>
          <table:table-cell office:value-type="string">
            <text:p>C00149</text:p>
          </table:table-cell>
          <table:table-cell office:value-type="string">
            <text:p>132.072</text:p>
          </table:table-cell>
          <table:table-cell office:value-type="string">
            <text:p>-672.3277467814481</text:p>
          </table:table-cell>
        </table:table-row>
        <table:table-row>
          <table:table-cell office:value-type="string">
            <text:p>me</text:p>
          </table:table-cell>
          <table:table-cell office:value-type="string">
            <text:p>NAD+</text:p>
          </table:table-cell>
          <table:table-cell office:value-type="string">
            <text:p>C00003</text:p>
          </table:table-cell>
          <table:table-cell office:value-type="string">
            <text:p>662.422</text:p>
          </table:table-cell>
          <table:table-cell office:value-type="string">
            <text:p>-1143.7174255495095</text:p>
          </table:table-cell>
        </table:table-row>
        <table:table-row>
          <table:table-cell office:value-type="string">
            <text:p>me</text:p>
          </table:table-cell>
          <table:table-cell office:value-type="string">
            <text:p>Pyruvate</text:p>
          </table:table-cell>
          <table:table-cell office:value-type="string">
            <text:p>C00022</text:p>
          </table:table-cell>
          <table:table-cell office:value-type="string">
            <text:p>87.055</text:p>
          </table:table-cell>
          <table:table-cell office:value-type="string">
            <text:p>-339.8307842472289</text:p>
          </table:table-cell>
        </table:table-row>
        <table:table-row>
          <table:table-cell office:value-type="string">
            <text:p>me</text:p>
          </table:table-cell>
          <table:table-cell office:value-type="string">
            <text:p>CO2</text:p>
          </table:table-cell>
          <table:table-cell office:value-type="string">
            <text:p>C00011</text:p>
          </table:table-cell>
          <table:table-cell office:value-type="string">
            <text:p>44.00899999999999</text:p>
          </table:table-cell>
          <table:table-cell office:value-type="string">
            <text:p>-386.0000000000019</text:p>
          </table:table-cell>
        </table:table-row>
        <table:table-row>
          <table:table-cell office:value-type="string">
            <text:p>me</text:p>
          </table:table-cell>
          <table:table-cell office:value-type="string">
            <text:p>NADH</text:p>
          </table:table-cell>
          <table:table-cell office:value-type="string">
            <text:p>C00004</text:p>
          </table:table-cell>
          <table:table-cell office:value-type="string">
            <text:p>663.431</text:p>
          </table:table-cell>
          <table:table-cell office:value-type="string">
            <text:p>-1078.084459875474</text:p>
          </table:table-cell>
        </table:table-row>
        <table:table-row>
          <table:table-cell office:value-type="string">
            <text:p>me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ad-thd</text:p>
          </table:table-cell>
          <table:table-cell office:value-type="string">
            <text:p>NADPH</text:p>
          </table:table-cell>
          <table:table-cell office:value-type="string">
            <text:p>C00005</text:p>
          </table:table-cell>
          <table:table-cell office:value-type="string">
            <text:p>741.3939999999999</text:p>
          </table:table-cell>
          <table:table-cell office:value-type="string">
            <text:p>-1965.156948184684</text:p>
          </table:table-cell>
        </table:table-row>
        <table:table-row>
          <table:table-cell office:value-type="string">
            <text:p>nad-thd</text:p>
          </table:table-cell>
          <table:table-cell office:value-type="string">
            <text:p>NAD+</text:p>
          </table:table-cell>
          <table:table-cell office:value-type="string">
            <text:p>C00003</text:p>
          </table:table-cell>
          <table:table-cell office:value-type="string">
            <text:p>662.422</text:p>
          </table:table-cell>
          <table:table-cell office:value-type="string">
            <text:p>-1143.7174255495095</text:p>
          </table:table-cell>
        </table:table-row>
        <table:table-row>
          <table:table-cell office:value-type="string">
            <text:p>nad-thd</text:p>
          </table:table-cell>
          <table:table-cell office:value-type="string">
            <text:p>NADP+</text:p>
          </table:table-cell>
          <table:table-cell office:value-type="string">
            <text:p>C00006</text:p>
          </table:table-cell>
          <table:table-cell office:value-type="string">
            <text:p>740.3860000000001</text:p>
          </table:table-cell>
          <table:table-cell office:value-type="string">
            <text:p>-2030.775868056622</text:p>
          </table:table-cell>
        </table:table-row>
        <table:table-row>
          <table:table-cell office:value-type="string">
            <text:p>nad-thd</text:p>
          </table:table-cell>
          <table:table-cell office:value-type="string">
            <text:p>NADH</text:p>
          </table:table-cell>
          <table:table-cell office:value-type="string">
            <text:p>C00004</text:p>
          </table:table-cell>
          <table:table-cell office:value-type="string">
            <text:p>663.431</text:p>
          </table:table-cell>
          <table:table-cell office:value-type="string">
            <text:p>-1078.084459875474</text:p>
          </table:table-cell>
        </table:table-row>
        <table:table-row>
          <table:table-cell office:value-type="string">
            <text:p>nadh-dh</text:p>
          </table:table-cell>
          <table:table-cell office:value-type="string">
            <text:p>Ubiquinone</text:p>
          </table:table-cell>
          <table:table-cell office:value-type="string">
            <text:p>C00399</text:p>
          </table:table-cell>
          <table:table-cell office:value-type="string">
            <text:p>318.413</text:p>
          </table:table-cell>
          <table:table-cell office:value-type="string">
            <text:p>792.5833867603292</text:p>
          </table:table-cell>
        </table:table-row>
        <table:table-row>
          <table:table-cell office:value-type="string">
            <text:p>nadh-dh</text:p>
          </table:table-cell>
          <table:table-cell office:value-type="string">
            <text:p>NADH</text:p>
          </table:table-cell>
          <table:table-cell office:value-type="string">
            <text:p>C00004</text:p>
          </table:table-cell>
          <table:table-cell office:value-type="string">
            <text:p>663.431</text:p>
          </table:table-cell>
          <table:table-cell office:value-type="string">
            <text:p>-1078.084459875474</text:p>
          </table:table-cell>
        </table:table-row>
        <table:table-row>
          <table:table-cell office:value-type="string">
            <text:p>nadh-dh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adh-dh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adh-dh</text:p>
          </table:table-cell>
          <table:table-cell office:value-type="string">
            <text:p>Ubiquinol</text:p>
          </table:table-cell>
          <table:table-cell office:value-type="string">
            <text:p>C00390</text:p>
          </table:table-cell>
          <table:table-cell office:value-type="string">
            <text:p>320.42900000000003</text:p>
          </table:table-cell>
          <table:table-cell office:value-type="string">
            <text:p>775.3378727518991</text:p>
          </table:table-cell>
        </table:table-row>
        <table:table-row>
          <table:table-cell office:value-type="string">
            <text:p>nadh-dh</text:p>
          </table:table-cell>
          <table:table-cell office:value-type="string">
            <text:p>NAD+</text:p>
          </table:table-cell>
          <table:table-cell office:value-type="string">
            <text:p>C00003</text:p>
          </table:table-cell>
          <table:table-cell office:value-type="string">
            <text:p>662.422</text:p>
          </table:table-cell>
          <table:table-cell office:value-type="string">
            <text:p>-1143.7174255495095</text:p>
          </table:table-cell>
        </table:table-row>
        <table:table-row>
          <table:table-cell office:value-type="string">
            <text:p>nadh-dh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dh</text:p>
          </table:table-cell>
          <table:table-cell office:value-type="string">
            <text:p>Pyruvate</text:p>
          </table:table-cell>
          <table:table-cell office:value-type="string">
            <text:p>C00022</text:p>
          </table:table-cell>
          <table:table-cell office:value-type="string">
            <text:p>87.055</text:p>
          </table:table-cell>
          <table:table-cell office:value-type="string">
            <text:p>-339.8307842472289</text:p>
          </table:table-cell>
        </table:table-row>
        <table:table-row>
          <table:table-cell office:value-type="string">
            <text:p>pdh</text:p>
          </table:table-cell>
          <table:table-cell office:value-type="string">
            <text:p>CoA</text:p>
          </table:table-cell>
          <table:table-cell office:value-type="string">
            <text:p>C00010</text:p>
          </table:table-cell>
          <table:table-cell office:value-type="string">
            <text:p>763.5</text:p>
          </table:table-cell>
          <table:table-cell office:value-type="string">
            <text:p>-1727.9787463436437</text:p>
          </table:table-cell>
        </table:table-row>
        <table:table-row>
          <table:table-cell office:value-type="string">
            <text:p>pdh</text:p>
          </table:table-cell>
          <table:table-cell office:value-type="string">
            <text:p>NAD+</text:p>
          </table:table-cell>
          <table:table-cell office:value-type="string">
            <text:p>C00003</text:p>
          </table:table-cell>
          <table:table-cell office:value-type="string">
            <text:p>662.422</text:p>
          </table:table-cell>
          <table:table-cell office:value-type="string">
            <text:p>-1143.7174255495095</text:p>
          </table:table-cell>
        </table:table-row>
        <table:table-row>
          <table:table-cell office:value-type="string">
            <text:p>pdh</text:p>
          </table:table-cell>
          <table:table-cell office:value-type="string">
            <text:p>Acetyl-CoA</text:p>
          </table:table-cell>
          <table:table-cell office:value-type="string">
            <text:p>C00024</text:p>
          </table:table-cell>
          <table:table-cell office:value-type="string">
            <text:p>805.54</text:p>
          </table:table-cell>
          <table:table-cell office:value-type="string">
            <text:p>-1781.6444081489221</text:p>
          </table:table-cell>
        </table:table-row>
        <table:table-row>
          <table:table-cell office:value-type="string">
            <text:p>pdh</text:p>
          </table:table-cell>
          <table:table-cell office:value-type="string">
            <text:p>CO2</text:p>
          </table:table-cell>
          <table:table-cell office:value-type="string">
            <text:p>C00011</text:p>
          </table:table-cell>
          <table:table-cell office:value-type="string">
            <text:p>44.00899999999999</text:p>
          </table:table-cell>
          <table:table-cell office:value-type="string">
            <text:p>-386.0000000000019</text:p>
          </table:table-cell>
        </table:table-row>
        <table:table-row>
          <table:table-cell office:value-type="string">
            <text:p>pdh</text:p>
          </table:table-cell>
          <table:table-cell office:value-type="string">
            <text:p>NADH</text:p>
          </table:table-cell>
          <table:table-cell office:value-type="string">
            <text:p>C00004</text:p>
          </table:table-cell>
          <table:table-cell office:value-type="string">
            <text:p>663.431</text:p>
          </table:table-cell>
          <table:table-cell office:value-type="string">
            <text:p>-1078.084459875474</text:p>
          </table:table-cell>
        </table:table-row>
        <table:table-row>
          <table:table-cell office:value-type="string">
            <text:p>pdh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fk</text:p>
          </table:table-cell>
          <table:table-cell office:value-type="string">
            <text:p>ATP</text:p>
          </table:table-cell>
          <table:table-cell office:value-type="string">
            <text:p>C00002</text:p>
          </table:table-cell>
          <table:table-cell office:value-type="string">
            <text:p>503.151</text:p>
          </table:table-cell>
          <table:table-cell office:value-type="string">
            <text:p>-2270.4800916865584</text:p>
          </table:table-cell>
        </table:table-row>
        <table:table-row>
          <table:table-cell office:value-type="string">
            <text:p>pfk</text:p>
          </table:table-cell>
          <table:table-cell office:value-type="string">
            <text:p>beta-D-Fructose 6-phosphate</text:p>
          </table:table-cell>
          <table:table-cell office:value-type="string">
            <text:p>C05345</text:p>
          </table:table-cell>
          <table:table-cell office:value-type="string">
            <text:p>258.12</text:p>
          </table:table-cell>
          <table:table-cell office:value-type="string">
            <text:p>-1286.876430068866</text:p>
          </table:table-cell>
        </table:table-row>
        <table:table-row>
          <table:table-cell office:value-type="string">
            <text:p>pfk</text:p>
          </table:table-cell>
          <table:table-cell office:value-type="string">
            <text:p>ADP</text:p>
          </table:table-cell>
          <table:table-cell office:value-type="string">
            <text:p>C00008</text:p>
          </table:table-cell>
          <table:table-cell office:value-type="string">
            <text:p>424.18</text:p>
          </table:table-cell>
          <table:table-cell office:value-type="string">
            <text:p>-1395.6292467273274</text:p>
          </table:table-cell>
        </table:table-row>
        <table:table-row>
          <table:table-cell office:value-type="string">
            <text:p>pfk</text:p>
          </table:table-cell>
          <table:table-cell office:value-type="string">
            <text:p>beta-D-Fructose 1,6-bisphosphate</text:p>
          </table:table-cell>
          <table:table-cell office:value-type="string">
            <text:p>C05378</text:p>
          </table:table-cell>
          <table:table-cell office:value-type="string">
            <text:p>336.084</text:p>
          </table:table-cell>
          <table:table-cell office:value-type="string">
            <text:p>-2182.2226037429723</text:p>
          </table:table-cell>
        </table:table-row>
        <table:table-row>
          <table:table-cell office:value-type="string">
            <text:p>pfl</text:p>
          </table:table-cell>
          <table:table-cell office:value-type="string">
            <text:p>Acetyl-CoA</text:p>
          </table:table-cell>
          <table:table-cell office:value-type="string">
            <text:p>C00024</text:p>
          </table:table-cell>
          <table:table-cell office:value-type="string">
            <text:p>805.54</text:p>
          </table:table-cell>
          <table:table-cell office:value-type="string">
            <text:p>-1781.6444081489221</text:p>
          </table:table-cell>
        </table:table-row>
        <table:table-row>
          <table:table-cell office:value-type="string">
            <text:p>pfl</text:p>
          </table:table-cell>
          <table:table-cell office:value-type="string">
            <text:p>Formate</text:p>
          </table:table-cell>
          <table:table-cell office:value-type="string">
            <text:p>C00058</text:p>
          </table:table-cell>
          <table:table-cell office:value-type="string">
            <text:p>45.018</text:p>
          </table:table-cell>
          <table:table-cell office:value-type="string">
            <text:p>-305.9786807379839</text:p>
          </table:table-cell>
        </table:table-row>
        <table:table-row>
          <table:table-cell office:value-type="string">
            <text:p>pfl</text:p>
          </table:table-cell>
          <table:table-cell office:value-type="string">
            <text:p>CoA</text:p>
          </table:table-cell>
          <table:table-cell office:value-type="string">
            <text:p>C00010</text:p>
          </table:table-cell>
          <table:table-cell office:value-type="string">
            <text:p>763.5</text:p>
          </table:table-cell>
          <table:table-cell office:value-type="string">
            <text:p>-1727.9787463436437</text:p>
          </table:table-cell>
        </table:table-row>
        <table:table-row>
          <table:table-cell office:value-type="string">
            <text:p>pfl</text:p>
          </table:table-cell>
          <table:table-cell office:value-type="string">
            <text:p>Pyruvate</text:p>
          </table:table-cell>
          <table:table-cell office:value-type="string">
            <text:p>C00022</text:p>
          </table:table-cell>
          <table:table-cell office:value-type="string">
            <text:p>87.055</text:p>
          </table:table-cell>
          <table:table-cell office:value-type="string">
            <text:p>-339.8307842472289</text:p>
          </table:table-cell>
        </table:table-row>
        <table:table-row>
          <table:table-cell office:value-type="string">
            <text:p>pgd</text:p>
          </table:table-cell>
          <table:table-cell office:value-type="string">
            <text:p>6-Phospho-D-gluconate</text:p>
          </table:table-cell>
          <table:table-cell office:value-type="string">
            <text:p>C00345</text:p>
          </table:table-cell>
          <table:table-cell office:value-type="string">
            <text:p>273.111</text:p>
          </table:table-cell>
          <table:table-cell office:value-type="string">
            <text:p>-1542.6324649943892</text:p>
          </table:table-cell>
        </table:table-row>
        <table:table-row>
          <table:table-cell office:value-type="string">
            <text:p>pgd</text:p>
          </table:table-cell>
          <table:table-cell office:value-type="string">
            <text:p>NADP+</text:p>
          </table:table-cell>
          <table:table-cell office:value-type="string">
            <text:p>C00006</text:p>
          </table:table-cell>
          <table:table-cell office:value-type="string">
            <text:p>740.3860000000001</text:p>
          </table:table-cell>
          <table:table-cell office:value-type="string">
            <text:p>-2030.775868056622</text:p>
          </table:table-cell>
        </table:table-row>
        <table:table-row>
          <table:table-cell office:value-type="string">
            <text:p>pgd</text:p>
          </table:table-cell>
          <table:table-cell office:value-type="string">
            <text:p>D-Ribulose 5-phosphate</text:p>
          </table:table-cell>
          <table:table-cell office:value-type="string">
            <text:p>C00199</text:p>
          </table:table-cell>
          <table:table-cell office:value-type="string">
            <text:p>228.09400000000002</text:p>
          </table:table-cell>
          <table:table-cell office:value-type="string">
            <text:p>-1211.9348052546716</text:p>
          </table:table-cell>
        </table:table-row>
        <table:table-row>
          <table:table-cell office:value-type="string">
            <text:p>pgd</text:p>
          </table:table-cell>
          <table:table-cell office:value-type="string">
            <text:p>CO2</text:p>
          </table:table-cell>
          <table:table-cell office:value-type="string">
            <text:p>C00011</text:p>
          </table:table-cell>
          <table:table-cell office:value-type="string">
            <text:p>44.00899999999999</text:p>
          </table:table-cell>
          <table:table-cell office:value-type="string">
            <text:p>-386.0000000000019</text:p>
          </table:table-cell>
        </table:table-row>
        <table:table-row>
          <table:table-cell office:value-type="string">
            <text:p>pgd</text:p>
          </table:table-cell>
          <table:table-cell office:value-type="string">
            <text:p>NADPH</text:p>
          </table:table-cell>
          <table:table-cell office:value-type="string">
            <text:p>C00005</text:p>
          </table:table-cell>
          <table:table-cell office:value-type="string">
            <text:p>741.3939999999999</text:p>
          </table:table-cell>
          <table:table-cell office:value-type="string">
            <text:p>-1965.156948184684</text:p>
          </table:table-cell>
        </table:table-row>
        <table:table-row>
          <table:table-cell office:value-type="string">
            <text:p>pgd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gh</text:p>
          </table:table-cell>
          <table:table-cell office:value-type="string">
            <text:p>2-Phospho-D-glycerate</text:p>
          </table:table-cell>
          <table:table-cell office:value-type="string">
            <text:p>C00631</text:p>
          </table:table-cell>
          <table:table-cell office:value-type="string">
            <text:p>183.033</text:p>
          </table:table-cell>
          <table:table-cell office:value-type="string">
            <text:p>-1337.3948997496827</text:p>
          </table:table-cell>
        </table:table-row>
        <table:table-row>
          <table:table-cell office:value-type="string">
            <text:p>pgh</text:p>
          </table:table-cell>
          <table:table-cell office:value-type="string">
            <text:p>Phosphoenolpyruvate</text:p>
          </table:table-cell>
          <table:table-cell office:value-type="string">
            <text:p>C00074</text:p>
          </table:table-cell>
          <table:table-cell office:value-type="string">
            <text:p>165.018</text:p>
          </table:table-cell>
          <table:table-cell office:value-type="string">
            <text:p>-1189.121616347144</text:p>
          </table:table-cell>
        </table:table-row>
        <table:table-row>
          <table:table-cell office:value-type="string">
            <text:p>pgh</text:p>
          </table:table-cell>
          <table:table-cell office:value-type="string">
            <text:p>H2</text:p>
          </table:table-cell>
          <table:table-cell office:value-type="string">
            <text:p>C00001</text:p>
          </table:table-cell>
          <table:table-cell office:value-type="string">
            <text:p>18.015</text:p>
          </table:table-cell>
          <table:table-cell office:value-type="string">
            <text:p>-152.0841309000395</text:p>
          </table:table-cell>
        </table:table-row>
        <table:table-row>
          <table:table-cell office:value-type="string">
            <text:p>pgi</text:p>
          </table:table-cell>
          <table:table-cell office:value-type="string">
            <text:p>alpha-D-Glucose 6-phosphate</text:p>
          </table:table-cell>
          <table:table-cell office:value-type="string">
            <text:p>C00668</text:p>
          </table:table-cell>
          <table:table-cell office:value-type="string">
            <text:p>258.12</text:p>
          </table:table-cell>
          <table:table-cell office:value-type="string">
            <text:p>-1285.7310736360082</text:p>
          </table:table-cell>
        </table:table-row>
        <table:table-row>
          <table:table-cell office:value-type="string">
            <text:p>pgi</text:p>
          </table:table-cell>
          <table:table-cell office:value-type="string">
            <text:p>beta-D-Fructose 6-phosphate</text:p>
          </table:table-cell>
          <table:table-cell office:value-type="string">
            <text:p>C05345</text:p>
          </table:table-cell>
          <table:table-cell office:value-type="string">
            <text:p>258.12</text:p>
          </table:table-cell>
          <table:table-cell office:value-type="string">
            <text:p>-1286.876430068866</text:p>
          </table:table-cell>
        </table:table-row>
        <table:table-row>
          <table:table-cell office:value-type="string">
            <text:p>pgk</text:p>
          </table:table-cell>
          <table:table-cell office:value-type="string">
            <text:p>ATP</text:p>
          </table:table-cell>
          <table:table-cell office:value-type="string">
            <text:p>C00002</text:p>
          </table:table-cell>
          <table:table-cell office:value-type="string">
            <text:p>503.151</text:p>
          </table:table-cell>
          <table:table-cell office:value-type="string">
            <text:p>-2270.4800916865584</text:p>
          </table:table-cell>
        </table:table-row>
        <table:table-row>
          <table:table-cell office:value-type="string">
            <text:p>pgk</text:p>
          </table:table-cell>
          <table:table-cell office:value-type="string">
            <text:p>3-Phospho-D-glycerate</text:p>
          </table:table-cell>
          <table:table-cell office:value-type="string">
            <text:p>C00197</text:p>
          </table:table-cell>
          <table:table-cell office:value-type="string">
            <text:p>183.033</text:p>
          </table:table-cell>
          <table:table-cell office:value-type="string">
            <text:p>-1341.8753768885795</text:p>
          </table:table-cell>
        </table:table-row>
        <table:table-row>
          <table:table-cell office:value-type="string">
            <text:p>pgk</text:p>
          </table:table-cell>
          <table:table-cell office:value-type="string">
            <text:p>ADP</text:p>
          </table:table-cell>
          <table:table-cell office:value-type="string">
            <text:p>C00008</text:p>
          </table:table-cell>
          <table:table-cell office:value-type="string">
            <text:p>424.18</text:p>
          </table:table-cell>
          <table:table-cell office:value-type="string">
            <text:p>-1395.6292467273274</text:p>
          </table:table-cell>
        </table:table-row>
        <table:table-row>
          <table:table-cell office:value-type="string">
            <text:p>pgk</text:p>
          </table:table-cell>
          <table:table-cell office:value-type="string">
            <text:p>3-Phospho-D-glyceroyl phosphate</text:p>
          </table:table-cell>
          <table:table-cell office:value-type="string">
            <text:p>C00236</text:p>
          </table:table-cell>
          <table:table-cell office:value-type="string">
            <text:p>262.005</text:p>
          </table:table-cell>
          <table:table-cell office:value-type="string">
            <text:p>-2197.2051479158395</text:p>
          </table:table-cell>
        </table:table-row>
        <table:table-row>
          <table:table-cell office:value-type="string">
            <text:p>pgm</text:p>
          </table:table-cell>
          <table:table-cell office:value-type="string">
            <text:p>2-Phospho-D-glycerate</text:p>
          </table:table-cell>
          <table:table-cell office:value-type="string">
            <text:p>C00631</text:p>
          </table:table-cell>
          <table:table-cell office:value-type="string">
            <text:p>183.033</text:p>
          </table:table-cell>
          <table:table-cell office:value-type="string">
            <text:p>-1337.3948997496827</text:p>
          </table:table-cell>
        </table:table-row>
        <table:table-row>
          <table:table-cell office:value-type="string">
            <text:p>pgm</text:p>
          </table:table-cell>
          <table:table-cell office:value-type="string">
            <text:p>3-Phospho-D-glycerate</text:p>
          </table:table-cell>
          <table:table-cell office:value-type="string">
            <text:p>C00197</text:p>
          </table:table-cell>
          <table:table-cell office:value-type="string">
            <text:p>183.033</text:p>
          </table:table-cell>
          <table:table-cell office:value-type="string">
            <text:p>-1341.8753768885795</text:p>
          </table:table-cell>
        </table:table-row>
        <table:table-row>
          <table:table-cell office:value-type="string">
            <text:p>ppc</text:p>
          </table:table-cell>
          <table:table-cell office:value-type="string">
            <text:p>Orthophosphate</text:p>
          </table:table-cell>
          <table:table-cell office:value-type="string">
            <text:p>C00009</text:p>
          </table:table-cell>
          <table:table-cell office:value-type="string">
            <text:p>95.979</text:p>
          </table:table-cell>
          <table:table-cell office:value-type="string">
            <text:p>-1056.0794480718703</text:p>
          </table:table-cell>
        </table:table-row>
        <table:table-row>
          <table:table-cell office:value-type="string">
            <text:p>ppc</text:p>
          </table:table-cell>
          <table:table-cell office:value-type="string">
            <text:p>Oxaloacetate</text:p>
          </table:table-cell>
          <table:table-cell office:value-type="string">
            <text:p>C00036</text:p>
          </table:table-cell>
          <table:table-cell office:value-type="string">
            <text:p>130.056</text:p>
          </table:table-cell>
          <table:table-cell office:value-type="string">
            <text:p>-710.862322029855</text:p>
          </table:table-cell>
        </table:table-row>
        <table:table-row>
          <table:table-cell office:value-type="string">
            <text:p>ppc</text:p>
          </table:table-cell>
          <table:table-cell office:value-type="string">
            <text:p>H2O</text:p>
          </table:table-cell>
          <table:table-cell office:value-type="string">
            <text:p>C00001</text:p>
          </table:table-cell>
          <table:table-cell office:value-type="string">
            <text:p>18.015</text:p>
          </table:table-cell>
          <table:table-cell office:value-type="string">
            <text:p>-152.0841309000395</text:p>
          </table:table-cell>
        </table:table-row>
        <table:table-row>
          <table:table-cell office:value-type="string">
            <text:p>ppc</text:p>
          </table:table-cell>
          <table:table-cell office:value-type="string">
            <text:p>Phosphoenolpyruvate</text:p>
          </table:table-cell>
          <table:table-cell office:value-type="string">
            <text:p>C00074</text:p>
          </table:table-cell>
          <table:table-cell office:value-type="string">
            <text:p>165.018</text:p>
          </table:table-cell>
          <table:table-cell office:value-type="string">
            <text:p>-1189.121616347144</text:p>
          </table:table-cell>
        </table:table-row>
        <table:table-row>
          <table:table-cell office:value-type="string">
            <text:p>ppc</text:p>
          </table:table-cell>
          <table:table-cell office:value-type="string">
            <text:p>CO2</text:p>
          </table:table-cell>
          <table:table-cell office:value-type="string">
            <text:p>C00011</text:p>
          </table:table-cell>
          <table:table-cell office:value-type="string">
            <text:p>44.00899999999999</text:p>
          </table:table-cell>
          <table:table-cell office:value-type="string">
            <text:p>-386.0000000000019</text:p>
          </table:table-cell>
        </table:table-row>
        <table:table-row>
          <table:table-cell office:value-type="string">
            <text:p>ppck</text:p>
          </table:table-cell>
          <table:table-cell office:value-type="string">
            <text:p>ATP</text:p>
          </table:table-cell>
          <table:table-cell office:value-type="string">
            <text:p>C00002</text:p>
          </table:table-cell>
          <table:table-cell office:value-type="string">
            <text:p>503.151</text:p>
          </table:table-cell>
          <table:table-cell office:value-type="string">
            <text:p>-2270.4800916865584</text:p>
          </table:table-cell>
        </table:table-row>
        <table:table-row>
          <table:table-cell office:value-type="string">
            <text:p>ppck</text:p>
          </table:table-cell>
          <table:table-cell office:value-type="string">
            <text:p>Oxaloacetate</text:p>
          </table:table-cell>
          <table:table-cell office:value-type="string">
            <text:p>C00036</text:p>
          </table:table-cell>
          <table:table-cell office:value-type="string">
            <text:p>130.056</text:p>
          </table:table-cell>
          <table:table-cell office:value-type="string">
            <text:p>-710.862322029855</text:p>
          </table:table-cell>
        </table:table-row>
        <table:table-row>
          <table:table-cell office:value-type="string">
            <text:p>ppck</text:p>
          </table:table-cell>
          <table:table-cell office:value-type="string">
            <text:p>ADP</text:p>
          </table:table-cell>
          <table:table-cell office:value-type="string">
            <text:p>C00008</text:p>
          </table:table-cell>
          <table:table-cell office:value-type="string">
            <text:p>424.18</text:p>
          </table:table-cell>
          <table:table-cell office:value-type="string">
            <text:p>-1395.6292467273274</text:p>
          </table:table-cell>
        </table:table-row>
        <table:table-row>
          <table:table-cell office:value-type="string">
            <text:p>ppck</text:p>
          </table:table-cell>
          <table:table-cell office:value-type="string">
            <text:p>Phosphoenolpyruvate</text:p>
          </table:table-cell>
          <table:table-cell office:value-type="string">
            <text:p>C00074</text:p>
          </table:table-cell>
          <table:table-cell office:value-type="string">
            <text:p>165.018</text:p>
          </table:table-cell>
          <table:table-cell office:value-type="string">
            <text:p>-1189.121616347144</text:p>
          </table:table-cell>
        </table:table-row>
        <table:table-row>
          <table:table-cell office:value-type="string">
            <text:p>ppck</text:p>
          </table:table-cell>
          <table:table-cell office:value-type="string">
            <text:p>CO2</text:p>
          </table:table-cell>
          <table:table-cell office:value-type="string">
            <text:p>C00011</text:p>
          </table:table-cell>
          <table:table-cell office:value-type="string">
            <text:p>44.00899999999999</text:p>
          </table:table-cell>
          <table:table-cell office:value-type="string">
            <text:p>-386.0000000000019</text:p>
          </table:table-cell>
        </table:table-row>
        <table:table-row>
          <table:table-cell office:value-type="string">
            <text:p>pps</text:p>
          </table:table-cell>
          <table:table-cell office:value-type="string">
            <text:p>ATP</text:p>
          </table:table-cell>
          <table:table-cell office:value-type="string">
            <text:p>C00002</text:p>
          </table:table-cell>
          <table:table-cell office:value-type="string">
            <text:p>503.151</text:p>
          </table:table-cell>
          <table:table-cell office:value-type="string">
            <text:p>-2270.4800916865584</text:p>
          </table:table-cell>
        </table:table-row>
        <table:table-row>
          <table:table-cell office:value-type="string">
            <text:p>pps</text:p>
          </table:table-cell>
          <table:table-cell office:value-type="string">
            <text:p>Pyruvate</text:p>
          </table:table-cell>
          <table:table-cell office:value-type="string">
            <text:p>C00022</text:p>
          </table:table-cell>
          <table:table-cell office:value-type="string">
            <text:p>87.055</text:p>
          </table:table-cell>
          <table:table-cell office:value-type="string">
            <text:p>-339.8307842472289</text:p>
          </table:table-cell>
        </table:table-row>
        <table:table-row>
          <table:table-cell office:value-type="string">
            <text:p>pps</text:p>
          </table:table-cell>
          <table:table-cell office:value-type="string">
            <text:p>H2O</text:p>
          </table:table-cell>
          <table:table-cell office:value-type="string">
            <text:p>C00001</text:p>
          </table:table-cell>
          <table:table-cell office:value-type="string">
            <text:p>18.015</text:p>
          </table:table-cell>
          <table:table-cell office:value-type="string">
            <text:p>-152.0841309000395</text:p>
          </table:table-cell>
        </table:table-row>
        <table:table-row>
          <table:table-cell office:value-type="string">
            <text:p>pps</text:p>
          </table:table-cell>
          <table:table-cell office:value-type="string">
            <text:p>AMP</text:p>
          </table:table-cell>
          <table:table-cell office:value-type="string">
            <text:p>C00020</text:p>
          </table:table-cell>
          <table:table-cell office:value-type="string">
            <text:p>345.209</text:p>
          </table:table-cell>
          <table:table-cell office:value-type="string">
            <text:p>-521.0449892833246</text:p>
          </table:table-cell>
        </table:table-row>
        <table:table-row>
          <table:table-cell office:value-type="string">
            <text:p>pps</text:p>
          </table:table-cell>
          <table:table-cell office:value-type="string">
            <text:p>Phosphoenolpyruvate</text:p>
          </table:table-cell>
          <table:table-cell office:value-type="string">
            <text:p>C00074</text:p>
          </table:table-cell>
          <table:table-cell office:value-type="string">
            <text:p>165.018</text:p>
          </table:table-cell>
          <table:table-cell office:value-type="string">
            <text:p>-1189.121616347144</text:p>
          </table:table-cell>
        </table:table-row>
        <table:table-row>
          <table:table-cell office:value-type="string">
            <text:p>pps</text:p>
          </table:table-cell>
          <table:table-cell office:value-type="string">
            <text:p>Orthophosphate</text:p>
          </table:table-cell>
          <table:table-cell office:value-type="string">
            <text:p>C00009</text:p>
          </table:table-cell>
          <table:table-cell office:value-type="string">
            <text:p>95.979</text:p>
          </table:table-cell>
          <table:table-cell office:value-type="string">
            <text:p>-1056.0794480718703</text:p>
          </table:table-cell>
        </table:table-row>
        <table:table-row>
          <table:table-cell office:value-type="string">
            <text:p>pta</text:p>
          </table:table-cell>
          <table:table-cell office:value-type="string">
            <text:p>Acetyl-CoA</text:p>
          </table:table-cell>
          <table:table-cell office:value-type="string">
            <text:p>C00024</text:p>
          </table:table-cell>
          <table:table-cell office:value-type="string">
            <text:p>805.54</text:p>
          </table:table-cell>
          <table:table-cell office:value-type="string">
            <text:p>-1781.6444081489221</text:p>
          </table:table-cell>
        </table:table-row>
        <table:table-row>
          <table:table-cell office:value-type="string">
            <text:p>pta</text:p>
          </table:table-cell>
          <table:table-cell office:value-type="string">
            <text:p>Orthophosphate</text:p>
          </table:table-cell>
          <table:table-cell office:value-type="string">
            <text:p>C00009</text:p>
          </table:table-cell>
          <table:table-cell office:value-type="string">
            <text:p>95.979</text:p>
          </table:table-cell>
          <table:table-cell office:value-type="string">
            <text:p>-1056.0794480718703</text:p>
          </table:table-cell>
        </table:table-row>
        <table:table-row>
          <table:table-cell office:value-type="string">
            <text:p>pta</text:p>
          </table:table-cell>
          <table:table-cell office:value-type="string">
            <text:p>CoA</text:p>
          </table:table-cell>
          <table:table-cell office:value-type="string">
            <text:p>C00010</text:p>
          </table:table-cell>
          <table:table-cell office:value-type="string">
            <text:p>763.5</text:p>
          </table:table-cell>
          <table:table-cell office:value-type="string">
            <text:p>-1727.9787463436437</text:p>
          </table:table-cell>
        </table:table-row>
        <table:table-row>
          <table:table-cell office:value-type="string">
            <text:p>pta</text:p>
          </table:table-cell>
          <table:table-cell office:value-type="string">
            <text:p>Acetyl phosphate</text:p>
          </table:table-cell>
          <table:table-cell office:value-type="string">
            <text:p>C00227</text:p>
          </table:table-cell>
          <table:table-cell office:value-type="string">
            <text:p>138.016</text:p>
          </table:table-cell>
          <table:table-cell office:value-type="string">
            <text:p>-1101.0461204964151</text:p>
          </table:table-cell>
        </table:table-row>
        <table:table-row>
          <table:table-cell office:value-type="string">
            <text:p>pts</text:p>
          </table:table-cell>
          <table:table-cell office:value-type="string">
            <text:p>Protein N(pi)-phospho-L-histidine</text:p>
          </table:table-cell>
          <table:table-cell office:value-type="string">
            <text:p>C04261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ts</text:p>
          </table:table-cell>
          <table:table-cell office:value-type="string">
            <text:p>D-Glucose</text:p>
          </table:table-cell>
          <table:table-cell office:value-type="string">
            <text:p>C00031</text:p>
          </table:table-cell>
          <table:table-cell office:value-type="string">
            <text:p>180.15599999999998</text:p>
          </table:table-cell>
          <table:table-cell office:value-type="string">
            <text:p>-399.1495801060229</text:p>
          </table:table-cell>
        </table:table-row>
        <table:table-row>
          <table:table-cell office:value-type="string">
            <text:p>pts</text:p>
          </table:table-cell>
          <table:table-cell office:value-type="string">
            <text:p>Protein histidine</text:p>
          </table:table-cell>
          <table:table-cell office:value-type="string">
            <text:p>C00615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ts</text:p>
          </table:table-cell>
          <table:table-cell office:value-type="string">
            <text:p>alpha-D-Glucose 6-phosphate</text:p>
          </table:table-cell>
          <table:table-cell office:value-type="string">
            <text:p>C00668</text:p>
          </table:table-cell>
          <table:table-cell office:value-type="string">
            <text:p>258.12</text:p>
          </table:table-cell>
          <table:table-cell office:value-type="string">
            <text:p>-1285.7310736360082</text:p>
          </table:table-cell>
        </table:table-row>
        <table:table-row>
          <table:table-cell office:value-type="string">
            <text:p>pyk</text:p>
          </table:table-cell>
          <table:table-cell office:value-type="string">
            <text:p>ATP</text:p>
          </table:table-cell>
          <table:table-cell office:value-type="string">
            <text:p>C00002</text:p>
          </table:table-cell>
          <table:table-cell office:value-type="string">
            <text:p>503.151</text:p>
          </table:table-cell>
          <table:table-cell office:value-type="string">
            <text:p>-2270.4800916865584</text:p>
          </table:table-cell>
        </table:table-row>
        <table:table-row>
          <table:table-cell office:value-type="string">
            <text:p>pyk</text:p>
          </table:table-cell>
          <table:table-cell office:value-type="string">
            <text:p>Pyruvate</text:p>
          </table:table-cell>
          <table:table-cell office:value-type="string">
            <text:p>C00022</text:p>
          </table:table-cell>
          <table:table-cell office:value-type="string">
            <text:p>87.055</text:p>
          </table:table-cell>
          <table:table-cell office:value-type="string">
            <text:p>-339.8307842472289</text:p>
          </table:table-cell>
        </table:table-row>
        <table:table-row>
          <table:table-cell office:value-type="string">
            <text:p>pyk</text:p>
          </table:table-cell>
          <table:table-cell office:value-type="string">
            <text:p>ADP</text:p>
          </table:table-cell>
          <table:table-cell office:value-type="string">
            <text:p>C00008</text:p>
          </table:table-cell>
          <table:table-cell office:value-type="string">
            <text:p>424.18</text:p>
          </table:table-cell>
          <table:table-cell office:value-type="string">
            <text:p>-1395.6292467273274</text:p>
          </table:table-cell>
        </table:table-row>
        <table:table-row>
          <table:table-cell office:value-type="string">
            <text:p>pyk</text:p>
          </table:table-cell>
          <table:table-cell office:value-type="string">
            <text:p>Phosphoenolpyruvate</text:p>
          </table:table-cell>
          <table:table-cell office:value-type="string">
            <text:p>C00074</text:p>
          </table:table-cell>
          <table:table-cell office:value-type="string">
            <text:p>165.018</text:p>
          </table:table-cell>
          <table:table-cell office:value-type="string">
            <text:p>-1189.121616347144</text:p>
          </table:table-cell>
        </table:table-row>
        <table:table-row>
          <table:table-cell office:value-type="string">
            <text:p>rpe</text:p>
          </table:table-cell>
          <table:table-cell office:value-type="string">
            <text:p>D-Ribulose 5-phosphate</text:p>
          </table:table-cell>
          <table:table-cell office:value-type="string">
            <text:p>C00199</text:p>
          </table:table-cell>
          <table:table-cell office:value-type="string">
            <text:p>228.09400000000002</text:p>
          </table:table-cell>
          <table:table-cell office:value-type="string">
            <text:p>-1211.9348052546716</text:p>
          </table:table-cell>
        </table:table-row>
        <table:table-row>
          <table:table-cell office:value-type="string">
            <text:p>rpe</text:p>
          </table:table-cell>
          <table:table-cell office:value-type="string">
            <text:p>D-Xylulose 5-phosphate</text:p>
          </table:table-cell>
          <table:table-cell office:value-type="string">
            <text:p>C00231</text:p>
          </table:table-cell>
          <table:table-cell office:value-type="string">
            <text:p>228.09400000000002</text:p>
          </table:table-cell>
          <table:table-cell office:value-type="string">
            <text:p>-1215.322945313571</text:p>
          </table:table-cell>
        </table:table-row>
        <table:table-row>
          <table:table-cell office:value-type="string">
            <text:p>rpi</text:p>
          </table:table-cell>
          <table:table-cell office:value-type="string">
            <text:p>D-Ribose 5-phosphate</text:p>
          </table:table-cell>
          <table:table-cell office:value-type="string">
            <text:p>C00117</text:p>
          </table:table-cell>
          <table:table-cell office:value-type="string">
            <text:p>228.09400000000002</text:p>
          </table:table-cell>
          <table:table-cell office:value-type="string">
            <text:p>-1214.0678353454375</text:p>
          </table:table-cell>
        </table:table-row>
        <table:table-row>
          <table:table-cell office:value-type="string">
            <text:p>rpi</text:p>
          </table:table-cell>
          <table:table-cell office:value-type="string">
            <text:p>D-Ribulose 5-phosphate</text:p>
          </table:table-cell>
          <table:table-cell office:value-type="string">
            <text:p>C00199</text:p>
          </table:table-cell>
          <table:table-cell office:value-type="string">
            <text:p>228.09400000000002</text:p>
          </table:table-cell>
          <table:table-cell office:value-type="string">
            <text:p>-1211.9348052546716</text:p>
          </table:table-cell>
        </table:table-row>
        <table:table-row>
          <table:table-cell office:value-type="string">
            <text:p>scs</text:p>
          </table:table-cell>
          <table:table-cell office:value-type="string">
            <text:p>ATP</text:p>
          </table:table-cell>
          <table:table-cell office:value-type="string">
            <text:p>C00002</text:p>
          </table:table-cell>
          <table:table-cell office:value-type="string">
            <text:p>503.151</text:p>
          </table:table-cell>
          <table:table-cell office:value-type="string">
            <text:p>-2270.4800916865584</text:p>
          </table:table-cell>
        </table:table-row>
        <table:table-row>
          <table:table-cell office:value-type="string">
            <text:p>scs</text:p>
          </table:table-cell>
          <table:table-cell office:value-type="string">
            <text:p>Succinate</text:p>
          </table:table-cell>
          <table:table-cell office:value-type="string">
            <text:p>C00042</text:p>
          </table:table-cell>
          <table:table-cell office:value-type="string">
            <text:p>116.073</text:p>
          </table:table-cell>
          <table:table-cell office:value-type="string">
            <text:p>-509.92900869798234</text:p>
          </table:table-cell>
        </table:table-row>
        <table:table-row>
          <table:table-cell office:value-type="string">
            <text:p>scs</text:p>
          </table:table-cell>
          <table:table-cell office:value-type="string">
            <text:p>CoA</text:p>
          </table:table-cell>
          <table:table-cell office:value-type="string">
            <text:p>C00010</text:p>
          </table:table-cell>
          <table:table-cell office:value-type="string">
            <text:p>763.5</text:p>
          </table:table-cell>
          <table:table-cell office:value-type="string">
            <text:p>-1727.9787463436437</text:p>
          </table:table-cell>
        </table:table-row>
        <table:table-row>
          <table:table-cell office:value-type="string">
            <text:p>scs</text:p>
          </table:table-cell>
          <table:table-cell office:value-type="string">
            <text:p>ADP</text:p>
          </table:table-cell>
          <table:table-cell office:value-type="string">
            <text:p>C00008</text:p>
          </table:table-cell>
          <table:table-cell office:value-type="string">
            <text:p>424.18</text:p>
          </table:table-cell>
          <table:table-cell office:value-type="string">
            <text:p>-1395.6292467273274</text:p>
          </table:table-cell>
        </table:table-row>
        <table:table-row>
          <table:table-cell office:value-type="string">
            <text:p>scs</text:p>
          </table:table-cell>
          <table:table-cell office:value-type="string">
            <text:p>Orthophosphate</text:p>
          </table:table-cell>
          <table:table-cell office:value-type="string">
            <text:p>C00009</text:p>
          </table:table-cell>
          <table:table-cell office:value-type="string">
            <text:p>95.979</text:p>
          </table:table-cell>
          <table:table-cell office:value-type="string">
            <text:p>-1056.0794480718703</text:p>
          </table:table-cell>
        </table:table-row>
        <table:table-row>
          <table:table-cell office:value-type="string">
            <text:p>scs</text:p>
          </table:table-cell>
          <table:table-cell office:value-type="string">
            <text:p>Succinyl-CoA</text:p>
          </table:table-cell>
          <table:table-cell office:value-type="string">
            <text:p>C00091</text:p>
          </table:table-cell>
          <table:table-cell office:value-type="string">
            <text:p>862.57</text:p>
          </table:table-cell>
          <table:table-cell office:value-type="string">
            <text:p>-2057.961788555722</text:p>
          </table:table-cell>
        </table:table-row>
        <table:table-row>
          <table:table-cell office:value-type="string">
            <text:p>sdh</text:p>
          </table:table-cell>
          <table:table-cell office:value-type="string">
            <text:p>Quinone</text:p>
          </table:table-cell>
          <table:table-cell office:value-type="string">
            <text:p>C15602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dh</text:p>
          </table:table-cell>
          <table:table-cell office:value-type="string">
            <text:p>Succinate</text:p>
          </table:table-cell>
          <table:table-cell office:value-type="string">
            <text:p>C00042</text:p>
          </table:table-cell>
          <table:table-cell office:value-type="string">
            <text:p>116.073</text:p>
          </table:table-cell>
          <table:table-cell office:value-type="string">
            <text:p>-509.92900869798234</text:p>
          </table:table-cell>
        </table:table-row>
        <table:table-row>
          <table:table-cell office:value-type="string">
            <text:p>sdh</text:p>
          </table:table-cell>
          <table:table-cell office:value-type="string">
            <text:p>Hydroquinone</text:p>
          </table:table-cell>
          <table:table-cell office:value-type="string">
            <text:p>C15603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dh</text:p>
          </table:table-cell>
          <table:table-cell office:value-type="string">
            <text:p>Fumarate</text:p>
          </table:table-cell>
          <table:table-cell office:value-type="string">
            <text:p>C00122</text:p>
          </table:table-cell>
          <table:table-cell office:value-type="string">
            <text:p>114.057</text:p>
          </table:table-cell>
          <table:table-cell office:value-type="string">
            <text:p>-516.8183247722473</text:p>
          </table:table-cell>
        </table:table-row>
        <table:table-row>
          <table:table-cell office:value-type="string">
            <text:p>tal</text:p>
          </table:table-cell>
          <table:table-cell office:value-type="string">
            <text:p>Sedoheptulose 7-phosphate</text:p>
          </table:table-cell>
          <table:table-cell office:value-type="string">
            <text:p>C05382</text:p>
          </table:table-cell>
          <table:table-cell office:value-type="string">
            <text:p>288.14599999999996</text:p>
          </table:table-cell>
          <table:table-cell office:value-type="string">
            <text:p>-1355.9291413178034</text:p>
          </table:table-cell>
        </table:table-row>
        <table:table-row>
          <table:table-cell office:value-type="string">
            <text:p>tal</text:p>
          </table:table-cell>
          <table:table-cell office:value-type="string">
            <text:p>D-Glyceraldehyde 3-phosphate</text:p>
          </table:table-cell>
          <table:table-cell office:value-type="string">
            <text:p>C00118</text:p>
          </table:table-cell>
          <table:table-cell office:value-type="string">
            <text:p>168.042</text:p>
          </table:table-cell>
          <table:table-cell office:value-type="string">
            <text:p>-1077.3005052258698</text:p>
          </table:table-cell>
        </table:table-row>
        <table:table-row>
          <table:table-cell office:value-type="string">
            <text:p>tal</text:p>
          </table:table-cell>
          <table:table-cell office:value-type="string">
            <text:p>D-Erythrose 4-phosphate</text:p>
          </table:table-cell>
          <table:table-cell office:value-type="string">
            <text:p>C00279</text:p>
          </table:table-cell>
          <table:table-cell office:value-type="string">
            <text:p>198.06799999999998</text:p>
          </table:table-cell>
          <table:table-cell office:value-type="string">
            <text:p>-1142.9240538025206</text:p>
          </table:table-cell>
        </table:table-row>
        <table:table-row>
          <table:table-cell office:value-type="string">
            <text:p>tal</text:p>
          </table:table-cell>
          <table:table-cell office:value-type="string">
            <text:p>D-Fructose 6-phosphate</text:p>
          </table:table-cell>
          <table:table-cell office:value-type="string">
            <text:p>C00085</text:p>
          </table:table-cell>
          <table:table-cell office:value-type="string">
            <text:p>260.135</text:p>
          </table:table-cell>
          <table:table-cell office:value-type="string">
            <text:p>-1291.2323086083798</text:p>
          </table:table-cell>
        </table:table-row>
        <table:table-row>
          <table:table-cell office:value-type="string">
            <text:p>tim</text:p>
          </table:table-cell>
          <table:table-cell office:value-type="string">
            <text:p>D-Glyceraldehyde 3-phosphate</text:p>
          </table:table-cell>
          <table:table-cell office:value-type="string">
            <text:p>C00118</text:p>
          </table:table-cell>
          <table:table-cell office:value-type="string">
            <text:p>168.042</text:p>
          </table:table-cell>
          <table:table-cell office:value-type="string">
            <text:p>-1077.3005052258698</text:p>
          </table:table-cell>
        </table:table-row>
        <table:table-row>
          <table:table-cell office:value-type="string">
            <text:p>tim</text:p>
          </table:table-cell>
          <table:table-cell office:value-type="string">
            <text:p>Glycerone phosphate</text:p>
          </table:table-cell>
          <table:table-cell office:value-type="string">
            <text:p>C00111</text:p>
          </table:table-cell>
          <table:table-cell office:value-type="string">
            <text:p>168.042</text:p>
          </table:table-cell>
          <table:table-cell office:value-type="string">
            <text:p>-1082.9130080492132</text:p>
          </table:table-cell>
        </table:table-row>
        <table:table-row>
          <table:table-cell office:value-type="string">
            <text:p>tkt1</text:p>
          </table:table-cell>
          <table:table-cell office:value-type="string">
            <text:p>Sedoheptulose 7-phosphate</text:p>
          </table:table-cell>
          <table:table-cell office:value-type="string">
            <text:p>C05382</text:p>
          </table:table-cell>
          <table:table-cell office:value-type="string">
            <text:p>288.14599999999996</text:p>
          </table:table-cell>
          <table:table-cell office:value-type="string">
            <text:p>-1355.9291413178034</text:p>
          </table:table-cell>
        </table:table-row>
        <table:table-row>
          <table:table-cell office:value-type="string">
            <text:p>tkt1</text:p>
          </table:table-cell>
          <table:table-cell office:value-type="string">
            <text:p>D-Glyceraldehyde 3-phosphate</text:p>
          </table:table-cell>
          <table:table-cell office:value-type="string">
            <text:p>C00118</text:p>
          </table:table-cell>
          <table:table-cell office:value-type="string">
            <text:p>168.042</text:p>
          </table:table-cell>
          <table:table-cell office:value-type="string">
            <text:p>-1077.3005052258698</text:p>
          </table:table-cell>
        </table:table-row>
        <table:table-row>
          <table:table-cell office:value-type="string">
            <text:p>tkt1</text:p>
          </table:table-cell>
          <table:table-cell office:value-type="string">
            <text:p>D-Ribose 5-phosphate</text:p>
          </table:table-cell>
          <table:table-cell office:value-type="string">
            <text:p>C00117</text:p>
          </table:table-cell>
          <table:table-cell office:value-type="string">
            <text:p>228.09400000000002</text:p>
          </table:table-cell>
          <table:table-cell office:value-type="string">
            <text:p>-1214.0678353454375</text:p>
          </table:table-cell>
        </table:table-row>
        <table:table-row>
          <table:table-cell office:value-type="string">
            <text:p>tkt1</text:p>
          </table:table-cell>
          <table:table-cell office:value-type="string">
            <text:p>D-Xylulose 5-phosphate</text:p>
          </table:table-cell>
          <table:table-cell office:value-type="string">
            <text:p>C00231</text:p>
          </table:table-cell>
          <table:table-cell office:value-type="string">
            <text:p>228.09400000000002</text:p>
          </table:table-cell>
          <table:table-cell office:value-type="string">
            <text:p>-1215.322945313571</text:p>
          </table:table-cell>
        </table:table-row>
        <table:table-row>
          <table:table-cell office:value-type="string">
            <text:p>tkt2</text:p>
          </table:table-cell>
          <table:table-cell office:value-type="string">
            <text:p>D-Fructose 6-phosphate</text:p>
          </table:table-cell>
          <table:table-cell office:value-type="string">
            <text:p>C00085</text:p>
          </table:table-cell>
          <table:table-cell office:value-type="string">
            <text:p>260.135</text:p>
          </table:table-cell>
          <table:table-cell office:value-type="string">
            <text:p>-1291.2323086083798</text:p>
          </table:table-cell>
        </table:table-row>
        <table:table-row>
          <table:table-cell office:value-type="string">
            <text:p>tkt2</text:p>
          </table:table-cell>
          <table:table-cell office:value-type="string">
            <text:p>D-Glyceraldehyde 3-phosphate</text:p>
          </table:table-cell>
          <table:table-cell office:value-type="string">
            <text:p>C00118</text:p>
          </table:table-cell>
          <table:table-cell office:value-type="string">
            <text:p>168.042</text:p>
          </table:table-cell>
          <table:table-cell office:value-type="string">
            <text:p>-1077.3005052258698</text:p>
          </table:table-cell>
        </table:table-row>
        <table:table-row>
          <table:table-cell office:value-type="string">
            <text:p>tkt2</text:p>
          </table:table-cell>
          <table:table-cell office:value-type="string">
            <text:p>D-Erythrose 4-phosphate</text:p>
          </table:table-cell>
          <table:table-cell office:value-type="string">
            <text:p>C00279</text:p>
          </table:table-cell>
          <table:table-cell office:value-type="string">
            <text:p>198.06799999999998</text:p>
          </table:table-cell>
          <table:table-cell office:value-type="string">
            <text:p>-1142.9240538025206</text:p>
          </table:table-cell>
        </table:table-row>
        <table:table-row>
          <table:table-cell office:value-type="string">
            <text:p>tkt2</text:p>
          </table:table-cell>
          <table:table-cell office:value-type="string">
            <text:p>D-Xylulose 5-phosphate</text:p>
          </table:table-cell>
          <table:table-cell office:value-type="string">
            <text:p>C00231</text:p>
          </table:table-cell>
          <table:table-cell office:value-type="string">
            <text:p>228.09400000000002</text:p>
          </table:table-cell>
          <table:table-cell office:value-type="string">
            <text:p>-1215.322945313571</text:p>
          </table:table-cell>
        </table:table-row>
        <table:table-row>
          <table:table-cell office:value-type="string">
            <text:p>zwf</text:p>
          </table:table-cell>
          <table:table-cell office:value-type="string">
            <text:p>D-Glucose 6-phosphate</text:p>
          </table:table-cell>
          <table:table-cell office:value-type="string">
            <text:p>C00092</text:p>
          </table:table-cell>
          <table:table-cell office:value-type="string">
            <text:p>258.12</text:p>
          </table:table-cell>
          <table:table-cell office:value-type="string">
            <text:p>-1293.8755834729386</text:p>
          </table:table-cell>
        </table:table-row>
        <table:table-row>
          <table:table-cell office:value-type="string">
            <text:p>zwf</text:p>
          </table:table-cell>
          <table:table-cell office:value-type="string">
            <text:p>NADP+</text:p>
          </table:table-cell>
          <table:table-cell office:value-type="string">
            <text:p>C00006</text:p>
          </table:table-cell>
          <table:table-cell office:value-type="string">
            <text:p>740.3860000000001</text:p>
          </table:table-cell>
          <table:table-cell office:value-type="string">
            <text:p>-2030.775868056622</text:p>
          </table:table-cell>
        </table:table-row>
        <table:table-row>
          <table:table-cell office:value-type="string">
            <text:p>zwf</text:p>
          </table:table-cell>
          <table:table-cell office:value-type="string">
            <text:p>D-Glucono-1,5-lactone 6-phosphate</text:p>
          </table:table-cell>
          <table:table-cell office:value-type="string">
            <text:p>C01236</text:p>
          </table:table-cell>
          <table:table-cell office:value-type="string">
            <text:p>256.10400000000004</text:p>
          </table:table-cell>
          <table:table-cell office:value-type="string">
            <text:p>-1365.7403431404514</text:p>
          </table:table-cell>
        </table:table-row>
        <table:table-row>
          <table:table-cell office:value-type="string">
            <text:p>zwf</text:p>
          </table:table-cell>
          <table:table-cell office:value-type="string">
            <text:p>NADPH</text:p>
          </table:table-cell>
          <table:table-cell office:value-type="string">
            <text:p>C00005</text:p>
          </table:table-cell>
          <table:table-cell office:value-type="string">
            <text:p>741.3939999999999</text:p>
          </table:table-cell>
          <table:table-cell office:value-type="string">
            <text:p>-1965.156948184684</text:p>
          </table:table-cell>
        </table:table-row>
        <table:table-row>
          <table:table-cell office:value-type="string">
            <text:p>zwf</text:p>
          </table:table-cell>
          <table:table-cell office:value-type="string">
            <text:p>H+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4-12T09:58:49.129244</meta:creation-date>
    <dc:date>2024-04-12T09:58:49.161722</dc:date>
    <meta:generator>http://pypi.python.org/pypi/ezodf/0.1.0$Python3.11.7 (main, Dec 15 2023, 18:12:31) [GCC 11.2.0]</meta:generator>
    <meta:document-statistic/>
    <meta:editing-cycles>1</meta:editing-cycles>
  </office:meta>
</office:document-meta>
</file>